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3.3132in" style:rel-column-width="29874*"/>
    </style:style>
    <style:style style:name="Table3.B" style:family="table-column">
      <style:table-column-properties style:column-width="3.9549in" style:rel-column-width="356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B" style:family="table-column">
      <style:table-column-properties style:column-width="3.63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67in" style:rel-column-width="16383*"/>
    </style:style>
    <style:style style:name="Table9.D" style:family="table-column">
      <style:table-column-properties style:column-width="1.8174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B" style:family="table-column">
      <style:table-column-properties style:column-width="3.63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B" style:family="table-column">
      <style:table-column-properties style:column-width="3.63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ce2649" officeooo:paragraph-rsid="00ce2649" style:font-size-asian="8pt" style:font-weight-asian="normal" style:font-name-complex="Verdana" style:font-size-complex="8pt" style:font-weight-complex="normal"/>
    </style:style>
    <style:style style:name="P2"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8417bf" officeooo:paragraph-rsid="00d4dc97" style:font-size-asian="8pt" style:font-weight-asian="normal" style:font-name-complex="Verdana" style:font-size-complex="8pt" style:font-weight-complex="normal"/>
    </style:style>
    <style:style style:name="P3"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d066ba" officeooo:paragraph-rsid="00c86425" style:font-size-asian="8pt" style:font-weight-asian="normal" style:font-name-complex="Verdana" style:font-size-complex="8pt" style:font-weight-complex="normal"/>
    </style:style>
    <style:style style:name="P4" style:family="paragraph" style:parent-style-name="Standard">
      <style:paragraph-properties fo:line-height="115%" style:writing-mode="lr-tb"/>
      <style:text-properties style:font-name="Verdana" fo:font-size="8pt" officeooo:rsid="008417bf" officeooo:paragraph-rsid="00875c99" style:font-size-asian="8pt" style:font-name-complex="Verdana" style:font-size-complex="8pt"/>
    </style:style>
    <style:style style:name="P5" style:family="paragraph" style:parent-style-name="Standard">
      <style:paragraph-properties fo:line-height="115%" style:writing-mode="lr-tb"/>
      <style:text-properties style:font-name="Verdana" fo:font-size="8pt" officeooo:rsid="008417bf" officeooo:paragraph-rsid="0089e2f3" style:font-size-asian="8pt" style:font-name-complex="Verdana" style:font-size-complex="8pt"/>
    </style:style>
    <style:style style:name="P6" style:family="paragraph" style:parent-style-name="Standard">
      <style:paragraph-properties fo:line-height="115%" style:writing-mode="lr-tb"/>
      <style:text-properties style:font-name="Verdana" fo:font-size="8pt" officeooo:rsid="008417bf" officeooo:paragraph-rsid="008df06b" style:font-size-asian="8pt" style:font-name-complex="Verdana" style:font-size-complex="8pt"/>
    </style:style>
    <style:style style:name="P7" style:family="paragraph" style:parent-style-name="Standard">
      <style:paragraph-properties fo:line-height="115%" style:writing-mode="lr-tb"/>
      <style:text-properties style:font-name="Verdana" fo:font-size="8pt" officeooo:rsid="008417bf" officeooo:paragraph-rsid="008417bf" style:font-size-asian="8pt" style:font-name-complex="Verdana" style:font-size-complex="8pt"/>
    </style:style>
    <style:style style:name="P8"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9" style:family="paragraph" style:parent-style-name="Standard">
      <style:paragraph-properties fo:line-height="115%" fo:text-align="justify" style:justify-single-word="false" style:writing-mode="lr-tb"/>
      <style:text-properties style:font-name="Verdana" fo:font-size="8pt" officeooo:rsid="008417bf" officeooo:paragraph-rsid="00a6fc60" style:font-size-asian="8pt" style:font-name-complex="Verdana" style:font-size-complex="8pt"/>
    </style:style>
    <style:style style:name="P10" style:family="paragraph" style:parent-style-name="Standard">
      <style:paragraph-properties fo:line-height="115%" style:writing-mode="lr-tb"/>
      <style:text-properties style:font-name="Verdana" fo:font-size="8pt" officeooo:rsid="008417bf" officeooo:paragraph-rsid="009cb9a8" style:font-size-asian="8pt" style:font-name-complex="Verdana" style:font-size-complex="8pt"/>
    </style:style>
    <style:style style:name="P11" style:family="paragraph" style:parent-style-name="Standard">
      <style:paragraph-properties fo:line-height="115%" style:writing-mode="lr-tb"/>
      <style:text-properties style:font-name="Verdana" fo:font-size="8pt" officeooo:rsid="008417bf" officeooo:paragraph-rsid="009df292" style:font-size-asian="8pt" style:font-name-complex="Verdana" style:font-size-complex="8pt"/>
    </style:style>
    <style:style style:name="P12" style:family="paragraph" style:parent-style-name="Standard">
      <style:paragraph-properties fo:line-height="115%" style:writing-mode="lr-tb"/>
      <style:text-properties style:font-name="Verdana" fo:font-size="8pt" officeooo:rsid="008417bf" officeooo:paragraph-rsid="009fa7cc" style:font-size-asian="8pt" style:font-name-complex="Verdana" style:font-size-complex="8pt"/>
    </style:style>
    <style:style style:name="P13" style:family="paragraph" style:parent-style-name="Standard">
      <style:paragraph-properties fo:line-height="115%" style:writing-mode="lr-tb"/>
      <style:text-properties style:font-name="Verdana" fo:font-size="8pt" officeooo:rsid="008417bf" officeooo:paragraph-rsid="00a227d1" style:font-size-asian="8pt" style:font-name-complex="Verdana" style:font-size-complex="8pt"/>
    </style:style>
    <style:style style:name="P14" style:family="paragraph" style:parent-style-name="Standard">
      <style:paragraph-properties fo:line-height="115%" style:writing-mode="lr-tb"/>
      <style:text-properties style:font-name="Verdana" fo:font-size="8pt" officeooo:rsid="008417bf" officeooo:paragraph-rsid="00b08b11" style:font-size-asian="8pt" style:font-name-complex="Verdana" style:font-size-complex="8pt"/>
    </style:style>
    <style:style style:name="P15" style:family="paragraph" style:parent-style-name="Standard">
      <style:paragraph-properties fo:line-height="115%" style:writing-mode="lr-tb"/>
      <style:text-properties style:font-name="Verdana" fo:font-size="8pt" officeooo:rsid="008417bf" officeooo:paragraph-rsid="00a6fc60" style:font-size-asian="8pt" style:font-name-complex="Verdana" style:font-size-complex="8pt"/>
    </style:style>
    <style:style style:name="P16" style:family="paragraph" style:parent-style-name="Standard">
      <style:paragraph-properties fo:line-height="115%" style:writing-mode="lr-tb"/>
      <style:text-properties style:font-name="Verdana" fo:font-size="8pt" officeooo:rsid="008417bf" officeooo:paragraph-rsid="00a7144c" style:font-size-asian="8pt" style:font-name-complex="Verdana" style:font-size-complex="8pt"/>
    </style:style>
    <style:style style:name="P17" style:family="paragraph" style:parent-style-name="Standard">
      <style:paragraph-properties fo:line-height="115%" style:writing-mode="lr-tb"/>
      <style:text-properties style:font-name="Verdana" fo:font-size="8pt" officeooo:rsid="008417bf" officeooo:paragraph-rsid="00ac0ee5" style:font-size-asian="8pt" style:font-name-complex="Verdana" style:font-size-complex="8pt"/>
    </style:style>
    <style:style style:name="P18" style:family="paragraph" style:parent-style-name="Standard">
      <style:paragraph-properties fo:line-height="115%" style:writing-mode="lr-tb"/>
      <style:text-properties style:font-name="Verdana" fo:font-size="8pt" officeooo:rsid="008417bf" officeooo:paragraph-rsid="00aa943a" style:font-size-asian="8pt" style:font-name-complex="Verdana" style:font-size-complex="8pt"/>
    </style:style>
    <style:style style:name="P19" style:family="paragraph" style:parent-style-name="Standard">
      <style:paragraph-properties fo:line-height="115%" style:writing-mode="lr-tb"/>
      <style:text-properties style:font-name="Verdana" fo:font-size="8pt" officeooo:rsid="008417bf" officeooo:paragraph-rsid="00ad2014" style:font-size-asian="8pt" style:font-name-complex="Verdana" style:font-size-complex="8pt"/>
    </style:style>
    <style:style style:name="P20" style:family="paragraph" style:parent-style-name="Standard">
      <style:paragraph-properties fo:line-height="115%" style:writing-mode="lr-tb"/>
      <style:text-properties style:font-name="Verdana" fo:font-size="8pt" officeooo:rsid="008417bf" officeooo:paragraph-rsid="00ae9f44" style:font-size-asian="8pt" style:font-name-complex="Verdana" style:font-size-complex="8pt"/>
    </style:style>
    <style:style style:name="P21" style:family="paragraph" style:parent-style-name="Standard">
      <style:paragraph-properties fo:line-height="115%" style:writing-mode="lr-tb"/>
      <style:text-properties style:font-name="Verdana" fo:font-size="8pt" officeooo:rsid="008417bf" officeooo:paragraph-rsid="00b35a16" style:font-size-asian="8pt" style:font-name-complex="Verdana" style:font-size-complex="8pt"/>
    </style:style>
    <style:style style:name="P22" style:family="paragraph" style:parent-style-name="Standard">
      <style:paragraph-properties fo:line-height="115%" style:writing-mode="lr-tb"/>
      <style:text-properties style:font-name="Verdana" fo:font-size="8pt" officeooo:rsid="008417bf" officeooo:paragraph-rsid="00b621e7" style:font-size-asian="8pt" style:font-name-complex="Verdana" style:font-size-complex="8pt"/>
    </style:style>
    <style:style style:name="P23" style:family="paragraph" style:parent-style-name="Standard">
      <style:paragraph-properties fo:line-height="115%" style:writing-mode="lr-tb"/>
      <style:text-properties style:font-name="Verdana" fo:font-size="8pt" officeooo:rsid="008417bf" officeooo:paragraph-rsid="00bf3355" style:font-size-asian="8pt" style:font-name-complex="Verdana" style:font-size-complex="8pt"/>
    </style:style>
    <style:style style:name="P24" style:family="paragraph" style:parent-style-name="Standard">
      <style:paragraph-properties fo:line-height="115%" style:writing-mode="lr-tb"/>
      <style:text-properties style:font-name="Verdana" fo:font-size="8pt" officeooo:rsid="008417bf" officeooo:paragraph-rsid="00c0b132" style:font-size-asian="8pt" style:font-name-complex="Verdana" style:font-size-complex="8pt"/>
    </style:style>
    <style:style style:name="P25" style:family="paragraph" style:parent-style-name="Standard">
      <style:paragraph-properties fo:line-height="115%" style:writing-mode="lr-tb"/>
      <style:text-properties style:font-name="Verdana" fo:font-size="8pt" officeooo:rsid="008417bf" officeooo:paragraph-rsid="00d4dc97" style:font-size-asian="8pt" style:font-name-complex="Verdana" style:font-size-complex="8pt"/>
    </style:style>
    <style:style style:name="P26" style:family="paragraph" style:parent-style-name="Standard">
      <style:paragraph-properties fo:line-height="115%" style:writing-mode="lr-tb"/>
      <style:text-properties style:font-name="Verdana" fo:font-size="8pt" officeooo:paragraph-rsid="008417bf" style:font-size-asian="8pt" style:font-name-complex="Verdana" style:font-size-complex="8pt"/>
    </style:style>
    <style:style style:name="P27" style:family="paragraph" style:parent-style-name="Standard">
      <style:paragraph-properties fo:line-height="115%" style:writing-mode="lr-tb"/>
      <style:text-properties style:font-name="Verdana" fo:font-size="8pt" officeooo:paragraph-rsid="00359599" style:font-size-asian="8pt" style:font-name-complex="Verdana" style:font-size-complex="8pt"/>
    </style:style>
    <style:style style:name="P28" style:family="paragraph" style:parent-style-name="Standard">
      <style:paragraph-properties fo:line-height="115%" style:writing-mode="lr-tb"/>
      <style:text-properties style:font-name="Verdana" fo:font-size="8pt" officeooo:rsid="00342024" officeooo:paragraph-rsid="008417bf" style:font-size-asian="8pt" style:font-name-complex="Verdana" style:font-size-complex="8pt"/>
    </style:style>
    <style:style style:name="P29" style:family="paragraph" style:parent-style-name="Standard">
      <style:paragraph-properties fo:line-height="115%" style:writing-mode="lr-tb"/>
      <style:text-properties style:font-name="Verdana" fo:font-size="8pt" officeooo:rsid="00324308" officeooo:paragraph-rsid="00324308" style:font-size-asian="8pt" style:font-name-complex="Verdana" style:font-size-complex="8pt"/>
    </style:style>
    <style:style style:name="P30" style:family="paragraph" style:parent-style-name="Standard">
      <style:paragraph-properties fo:line-height="115%" style:writing-mode="lr-tb"/>
      <style:text-properties style:font-name="Verdana" fo:font-size="8pt" officeooo:rsid="0024103f" officeooo:paragraph-rsid="0024103f" style:font-size-asian="8pt" style:font-name-complex="Verdana" style:font-size-complex="8pt"/>
    </style:style>
    <style:style style:name="P31" style:family="paragraph" style:parent-style-name="Standard">
      <style:paragraph-properties fo:line-height="115%" style:writing-mode="lr-tb"/>
      <style:text-properties style:font-name="Verdana" fo:font-size="8pt" fo:font-weight="bold" officeooo:rsid="008417bf" officeooo:paragraph-rsid="008df06b" style:font-size-asian="8pt" style:font-weight-asian="bold" style:font-name-complex="Verdana" style:font-size-complex="8pt" style:font-weight-complex="bold"/>
    </style:style>
    <style:style style:name="P32" style:family="paragraph" style:parent-style-name="Standard">
      <style:paragraph-properties fo:line-height="115%" style:writing-mode="lr-tb"/>
      <style:text-properties style:font-name="Verdana" fo:font-size="8pt" fo:font-weight="bold" officeooo:rsid="008417bf" officeooo:paragraph-rsid="008417bf" style:font-size-asian="8pt" style:font-weight-asian="bold" style:font-name-complex="Verdana" style:font-size-complex="8pt" style:font-weight-complex="bold"/>
    </style:style>
    <style:style style:name="P33" style:family="paragraph" style:parent-style-name="Standard">
      <style:paragraph-properties fo:line-height="115%" style:writing-mode="lr-tb"/>
      <style:text-properties style:font-name="Verdana" fo:font-size="8pt" fo:font-weight="bold" officeooo:rsid="008417bf" officeooo:paragraph-rsid="00b25430" style:font-size-asian="8pt" style:font-weight-asian="bold" style:font-name-complex="Verdana" style:font-size-complex="8pt" style:font-weight-complex="bold"/>
    </style:style>
    <style:style style:name="P34" style:family="paragraph" style:parent-style-name="Standard">
      <style:paragraph-properties fo:line-height="115%" style:writing-mode="lr-tb"/>
      <style:text-properties style:font-name="Verdana" fo:font-size="8pt" fo:font-weight="bold" officeooo:rsid="00bf3355" officeooo:paragraph-rsid="00bf3355" style:font-size-asian="8pt" style:font-weight-asian="bold" style:font-name-complex="Verdana" style:font-size-complex="8pt" style:font-weight-complex="bold"/>
    </style:style>
    <style:style style:name="P35" style:family="paragraph" style:parent-style-name="Standard">
      <style:paragraph-properties fo:line-height="115%" style:writing-mode="lr-tb"/>
      <style:text-properties style:font-name="Verdana" fo:font-size="8pt" fo:font-weight="bold" officeooo:rsid="0046d713" officeooo:paragraph-rsid="0046d713" style:font-size-asian="8pt" style:font-weight-asian="bold" style:font-name-complex="Verdana" style:font-size-complex="8pt" style:font-weight-complex="bold"/>
    </style:style>
    <style:style style:name="P36"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7825c4" officeooo:paragraph-rsid="007825c4" style:font-size-asian="8pt" style:font-style-asian="normal" style:font-weight-asian="normal" style:font-name-complex="Verdana" style:font-size-complex="8pt" style:font-style-complex="normal" style:font-weight-complex="normal"/>
    </style:style>
    <style:style style:name="P37"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6b9dcf" officeooo:paragraph-rsid="006f129e" style:font-size-asian="8pt" style:font-style-asian="normal" style:font-weight-asian="normal" style:font-name-complex="Verdana" style:font-size-complex="8pt" style:font-style-complex="normal" style:font-weight-complex="normal"/>
    </style:style>
    <style:style style:name="P38" style:family="paragraph" style:parent-style-name="Standard">
      <style:paragraph-properties fo:line-height="115%" style:writing-mode="lr-tb"/>
      <style:text-properties style:font-name="Verdana" fo:font-size="8pt" fo:font-weight="normal" officeooo:rsid="0046d713" officeooo:paragraph-rsid="0046d713" style:font-size-asian="8pt" style:font-weight-asian="normal" style:font-name-complex="Verdana" style:font-size-complex="8pt" style:font-weight-complex="normal"/>
    </style:style>
    <style:style style:name="P39" style:family="paragraph" style:parent-style-name="Standard">
      <style:paragraph-properties fo:line-height="115%" fo:text-align="justify" style:justify-single-word="false" style:writing-mode="lr-tb"/>
      <style:text-properties style:font-name="Verdana" fo:font-size="8pt" fo:font-weight="normal" officeooo:rsid="00475e59" officeooo:paragraph-rsid="00475e59" style:font-size-asian="8pt" style:font-weight-asian="normal" style:font-name-complex="Verdana" style:font-size-complex="8pt" style:font-weight-complex="normal"/>
    </style:style>
    <style:style style:name="P40" style:family="paragraph" style:parent-style-name="Standard">
      <style:paragraph-properties fo:line-height="115%" fo:text-align="justify" style:justify-single-word="false" style:writing-mode="lr-tb"/>
      <style:text-properties style:font-name="Verdana" fo:font-size="8pt" fo:font-weight="normal" officeooo:rsid="0056da48" officeooo:paragraph-rsid="0056da48" style:font-size-asian="8pt" style:font-weight-asian="normal" style:font-name-complex="Verdana" style:font-size-complex="8pt" style:font-weight-complex="normal"/>
    </style:style>
    <style:style style:name="P41" style:family="paragraph" style:parent-style-name="Standard">
      <style:paragraph-properties fo:line-height="115%" fo:text-align="justify" style:justify-single-word="false" style:writing-mode="lr-tb"/>
      <style:text-properties style:font-name="Verdana" fo:font-size="8pt" fo:font-weight="normal" officeooo:rsid="005a9caa" officeooo:paragraph-rsid="005a9caa" style:font-size-asian="8pt" style:font-weight-asian="normal" style:font-name-complex="Verdana" style:font-size-complex="8pt" style:font-weight-complex="normal"/>
    </style:style>
    <style:style style:name="P42" style:family="paragraph" style:parent-style-name="Standard">
      <style:paragraph-properties fo:line-height="115%" fo:text-align="justify" style:justify-single-word="false" style:writing-mode="lr-tb"/>
      <style:text-properties style:font-name="Verdana" fo:font-size="8pt" fo:font-weight="normal" officeooo:rsid="005accd1" officeooo:paragraph-rsid="005accd1" style:font-size-asian="8pt" style:font-weight-asian="normal" style:font-name-complex="Verdana" style:font-size-complex="8pt" style:font-weight-complex="normal"/>
    </style:style>
    <style:style style:name="P43" style:family="paragraph" style:parent-style-name="Standard">
      <style:paragraph-properties fo:line-height="115%" style:writing-mode="lr-tb"/>
      <style:text-properties style:font-name="Verdana" fo:font-size="8pt" officeooo:rsid="008417bf" officeooo:paragraph-rsid="009cb9a8" fo:background-color="#ffff00" style:font-size-asian="8pt" style:font-name-complex="Verdana" style:font-size-complex="8pt"/>
    </style:style>
    <style:style style:name="P44" style:family="paragraph" style:parent-style-name="Standard">
      <style:paragraph-properties fo:line-height="115%" style:writing-mode="lr-tb"/>
      <style:text-properties style:font-name="Verdana" fo:font-size="8pt" officeooo:rsid="008417bf" officeooo:paragraph-rsid="009df292" fo:background-color="#ffff00" style:font-size-asian="8pt" style:font-name-complex="Verdana" style:font-size-complex="8pt"/>
    </style:style>
    <style:style style:name="P45" style:family="paragraph" style:parent-style-name="Standard">
      <style:paragraph-properties fo:line-height="115%" style:writing-mode="lr-tb"/>
      <style:text-properties style:font-name="Verdana" fo:font-size="8pt" officeooo:rsid="008417bf" officeooo:paragraph-rsid="009fa7cc" fo:background-color="#ffff00" style:font-size-asian="8pt" style:font-name-complex="Verdana" style:font-size-complex="8pt"/>
    </style:style>
    <style:style style:name="P46" style:family="paragraph" style:parent-style-name="Standard">
      <style:paragraph-properties fo:line-height="115%" style:writing-mode="lr-tb"/>
      <style:text-properties style:font-name="Verdana" fo:font-size="8pt" officeooo:rsid="008417bf" officeooo:paragraph-rsid="00a227d1" fo:background-color="#ffff00" style:font-size-asian="8pt" style:font-name-complex="Verdana" style:font-size-complex="8pt"/>
    </style:style>
    <style:style style:name="P47" style:family="paragraph" style:parent-style-name="Standard">
      <style:paragraph-properties fo:line-height="115%" style:writing-mode="lr-tb"/>
      <style:text-properties style:font-name="Verdana" fo:font-size="8pt" officeooo:rsid="008417bf" officeooo:paragraph-rsid="00a6fc60" fo:background-color="#ffff00" style:font-size-asian="8pt" style:font-name-complex="Verdana" style:font-size-complex="8pt"/>
    </style:style>
    <style:style style:name="P48" style:family="paragraph" style:parent-style-name="Standard">
      <style:paragraph-properties fo:line-height="115%" style:writing-mode="lr-tb"/>
      <style:text-properties style:font-name="Verdana" fo:font-size="8pt" officeooo:rsid="008417bf" officeooo:paragraph-rsid="00aa943a" fo:background-color="#ffff00" style:font-size-asian="8pt" style:font-name-complex="Verdana" style:font-size-complex="8pt"/>
    </style:style>
    <style:style style:name="P49" style:family="paragraph" style:parent-style-name="Standard">
      <style:paragraph-properties fo:line-height="115%" style:writing-mode="lr-tb"/>
      <style:text-properties style:font-name="Verdana" fo:font-size="8pt" officeooo:rsid="008417bf" officeooo:paragraph-rsid="00ac0ee5" fo:background-color="#ffff00" style:font-size-asian="8pt" style:font-name-complex="Verdana" style:font-size-complex="8pt"/>
    </style:style>
    <style:style style:name="P50" style:family="paragraph" style:parent-style-name="Standard">
      <style:paragraph-properties fo:line-height="115%" style:writing-mode="lr-tb"/>
      <style:text-properties style:font-name="Verdana" fo:font-size="8pt" officeooo:rsid="008417bf" officeooo:paragraph-rsid="008417bf" fo:background-color="#ffff00" style:font-size-asian="8pt" style:font-name-complex="Verdana" style:font-size-complex="8pt"/>
    </style:style>
    <style:style style:name="P51" style:family="paragraph" style:parent-style-name="Standard">
      <style:paragraph-properties fo:line-height="115%" style:writing-mode="lr-tb"/>
      <style:text-properties style:font-name="Verdana" fo:font-size="8pt" officeooo:rsid="008417bf" officeooo:paragraph-rsid="00ad2014" fo:background-color="#ffff00" style:font-size-asian="8pt" style:font-name-complex="Verdana" style:font-size-complex="8pt"/>
    </style:style>
    <style:style style:name="P52" style:family="paragraph" style:parent-style-name="Standard">
      <style:paragraph-properties fo:line-height="115%" style:writing-mode="lr-tb"/>
      <style:text-properties style:font-name="Verdana" fo:font-size="8pt" officeooo:rsid="008417bf" officeooo:paragraph-rsid="00ae9f44" fo:background-color="#ffff00" style:font-size-asian="8pt" style:font-name-complex="Verdana" style:font-size-complex="8pt"/>
    </style:style>
    <style:style style:name="P53" style:family="paragraph" style:parent-style-name="Standard">
      <style:paragraph-properties fo:line-height="115%" style:writing-mode="lr-tb"/>
      <style:text-properties style:font-name="Verdana" fo:font-size="8pt" officeooo:rsid="008417bf" officeooo:paragraph-rsid="00b35a16" fo:background-color="#ffff00" style:font-size-asian="8pt" style:font-name-complex="Verdana" style:font-size-complex="8pt"/>
    </style:style>
    <style:style style:name="P54" style:family="paragraph" style:parent-style-name="Standard">
      <style:paragraph-properties fo:line-height="115%" style:writing-mode="lr-tb"/>
      <style:text-properties style:font-name="Verdana" fo:font-size="8pt" officeooo:rsid="008417bf" officeooo:paragraph-rsid="00bf3355" fo:background-color="#ffff00" style:font-size-asian="8pt" style:font-name-complex="Verdana" style:font-size-complex="8pt"/>
    </style:style>
    <style:style style:name="P55" style:family="paragraph" style:parent-style-name="Standard">
      <style:paragraph-properties fo:line-height="115%" fo:text-align="justify" style:justify-single-word="false" style:writing-mode="lr-tb"/>
      <style:text-properties style:font-name="Verdana" fo:font-size="8pt" style:text-underline-style="none" fo:font-weight="normal" officeooo:rsid="006093ee" officeooo:paragraph-rsid="006093ee" style:font-size-asian="8pt" style:font-weight-asian="normal" style:font-name-complex="Verdana" style:font-size-complex="8pt" style:font-weight-complex="normal"/>
    </style:style>
    <style:style style:name="P56" style:family="paragraph" style:parent-style-name="Standard">
      <style:paragraph-properties fo:line-height="115%" fo:text-align="justify" style:justify-single-word="false" style:writing-mode="lr-tb"/>
      <style:text-properties style:font-name="Verdana" fo:font-size="8pt" style:text-underline-style="none" fo:font-weight="normal" officeooo:rsid="00692fc7" officeooo:paragraph-rsid="00692fc7" style:font-size-asian="8pt" style:font-weight-asian="normal" style:font-name-complex="Verdana" style:font-size-complex="8pt" style:font-weight-complex="normal"/>
    </style:style>
    <style:style style:name="P57" style:family="paragraph" style:parent-style-name="Standard">
      <style:paragraph-properties fo:line-height="115%" fo:text-align="justify" style:justify-single-word="false" style:writing-mode="lr-tb"/>
      <style:text-properties style:font-name="Verdana" fo:font-size="8pt" style:text-underline-style="none" fo:font-weight="normal" officeooo:rsid="007c2fc6" officeooo:paragraph-rsid="007c2fc6" style:font-size-asian="8pt" style:font-weight-asian="normal" style:font-name-complex="Verdana" style:font-size-complex="8pt" style:font-weight-complex="normal"/>
    </style:style>
    <style:style style:name="P58" style:family="paragraph" style:parent-style-name="Standard">
      <style:paragraph-properties fo:line-height="115%" fo:text-align="justify" style:justify-single-word="false" style:writing-mode="lr-tb"/>
      <style:text-properties style:font-name="Verdana" fo:font-size="8pt" style:text-underline-style="none" fo:font-weight="normal" officeooo:rsid="0078e86d" officeooo:paragraph-rsid="0078e86d" style:font-size-asian="8pt" style:font-weight-asian="normal" style:font-name-complex="Verdana" style:font-size-complex="8pt" style:font-weight-complex="normal"/>
    </style:style>
    <style:style style:name="P59" style:family="paragraph" style:parent-style-name="Standard">
      <style:paragraph-properties fo:line-height="115%" fo:text-align="justify" style:justify-single-word="false" style:writing-mode="lr-tb"/>
      <style:text-properties style:font-name="Verdana" fo:font-size="8pt" style:text-underline-style="none" fo:font-weight="normal" officeooo:rsid="006f129e" officeooo:paragraph-rsid="006f129e" style:font-size-asian="8pt" style:font-weight-asian="normal" style:font-name-complex="Verdana" style:font-size-complex="8pt" style:font-weight-complex="normal"/>
    </style:style>
    <style:style style:name="P60" style:family="paragraph" style:parent-style-name="Standard">
      <style:paragraph-properties fo:line-height="115%" fo:text-align="justify" style:justify-single-word="false" style:writing-mode="lr-tb"/>
      <style:text-properties style:font-name="Verdana" fo:font-size="8pt" style:text-underline-style="none" fo:font-weight="normal" officeooo:rsid="006bdd0b" officeooo:paragraph-rsid="006bdd0b" style:font-size-asian="8pt" style:font-weight-asian="normal" style:font-name-complex="Verdana" style:font-size-complex="8pt" style:font-weight-complex="normal"/>
    </style:style>
    <style:style style:name="P61" style:family="paragraph" style:parent-style-name="Standard">
      <style:paragraph-properties fo:line-height="115%" fo:text-align="justify" style:justify-single-word="false" style:writing-mode="lr-tb"/>
      <style:text-properties style:font-name="Verdana" fo:font-size="8pt" style:text-underline-style="none" fo:font-weight="normal" officeooo:rsid="0073950c" officeooo:paragraph-rsid="0073950c" style:font-size-asian="8pt" style:font-weight-asian="normal" style:font-name-complex="Verdana" style:font-size-complex="8pt" style:font-weight-complex="normal"/>
    </style:style>
    <style:style style:name="P62" style:family="paragraph" style:parent-style-name="Standard">
      <style:paragraph-properties fo:line-height="115%" fo:text-align="justify" style:justify-single-word="false" style:writing-mode="lr-tb"/>
      <style:text-properties style:font-name="Verdana" fo:font-size="8pt" style:text-underline-style="none" fo:font-weight="normal" officeooo:rsid="007405de" officeooo:paragraph-rsid="0075e511" style:font-size-asian="8pt" style:font-weight-asian="normal" style:font-name-complex="Verdana" style:font-size-complex="8pt" style:font-weight-complex="normal"/>
    </style:style>
    <style:style style:name="P63" style:family="paragraph" style:parent-style-name="Standard">
      <style:paragraph-properties fo:line-height="115%" fo:text-align="justify" style:justify-single-word="false" style:writing-mode="lr-tb"/>
      <style:text-properties style:font-name="Verdana" fo:font-size="8pt" style:text-underline-style="none" fo:font-weight="normal" officeooo:rsid="007ff427" officeooo:paragraph-rsid="007ff427" style:font-size-asian="8pt" style:font-weight-asian="normal" style:font-name-complex="Verdana" style:font-size-complex="8pt" style:font-weight-complex="normal"/>
    </style:style>
    <style:style style:name="P64" style:family="paragraph" style:parent-style-name="Standard">
      <style:paragraph-properties fo:line-height="115%" fo:text-align="justify" style:justify-single-word="false" style:writing-mode="lr-tb"/>
      <style:text-properties style:font-name="Verdana" fo:font-size="8pt" style:text-underline-style="none" fo:font-weight="normal" officeooo:rsid="0081b936" officeooo:paragraph-rsid="0081b936" style:font-size-asian="8pt" style:font-weight-asian="normal" style:font-name-complex="Verdana" style:font-size-complex="8pt" style:font-weight-complex="normal"/>
    </style:style>
    <style:style style:name="P65" style:family="paragraph" style:parent-style-name="Standard">
      <style:paragraph-properties fo:line-height="115%" fo:text-align="justify" style:justify-single-word="false" style:writing-mode="lr-tb"/>
      <style:text-properties style:font-name="Verdana" fo:font-size="8pt" style:text-underline-style="none" fo:font-weight="normal" officeooo:rsid="00c88ce3" officeooo:paragraph-rsid="00c88ce3" style:font-size-asian="8pt" style:font-weight-asian="normal" style:font-name-complex="Verdana" style:font-size-complex="8pt" style:font-weight-complex="normal"/>
    </style:style>
    <style:style style:name="P66" style:family="paragraph" style:parent-style-name="Standard">
      <style:paragraph-properties fo:line-height="115%" fo:text-align="justify" style:justify-single-word="false" style:writing-mode="lr-tb"/>
      <style:text-properties style:font-name="Verdana" fo:font-size="8pt" style:text-underline-style="none" fo:font-weight="normal" officeooo:rsid="00c95be7" officeooo:paragraph-rsid="00c95be7" style:font-size-asian="8pt" style:font-weight-asian="normal" style:font-name-complex="Verdana" style:font-size-complex="8pt" style:font-weight-complex="normal"/>
    </style:style>
    <style:style style:name="P67" style:family="paragraph" style:parent-style-name="Standard">
      <style:paragraph-properties fo:line-height="115%" fo:text-align="justify" style:justify-single-word="false" style:writing-mode="lr-tb"/>
      <style:text-properties style:font-name="Verdana" fo:font-size="8pt" style:text-underline-style="none" fo:font-weight="normal" officeooo:rsid="00cae54a" officeooo:paragraph-rsid="00cae54a" style:font-size-asian="8pt" style:font-weight-asian="normal" style:font-name-complex="Verdana" style:font-size-complex="8pt" style:font-weight-complex="normal"/>
    </style:style>
    <style:style style:name="P68" style:family="paragraph" style:parent-style-name="Standard">
      <style:paragraph-properties fo:line-height="115%" fo:text-align="justify" style:justify-single-word="false" style:writing-mode="lr-tb"/>
      <style:text-properties style:font-name="Verdana" fo:font-size="8pt" style:text-underline-style="none" fo:font-weight="normal" officeooo:rsid="00caf1db" officeooo:paragraph-rsid="00caf1db" style:font-size-asian="8pt" style:font-weight-asian="normal" style:font-name-complex="Verdana" style:font-size-complex="8pt" style:font-weight-complex="normal"/>
    </style:style>
    <style:style style:name="P69" style:family="paragraph" style:parent-style-name="Standard">
      <style:paragraph-properties fo:line-height="115%" fo:text-align="justify" style:justify-single-word="false" style:writing-mode="lr-tb"/>
      <style:text-properties style:font-name="Verdana" fo:font-size="8pt" style:text-underline-style="none" fo:font-weight="normal" officeooo:rsid="00cc58d0" officeooo:paragraph-rsid="00cc58d0" style:font-size-asian="8pt" style:font-weight-asian="normal" style:font-name-complex="Verdana" style:font-size-complex="8pt" style:font-weight-complex="normal"/>
    </style:style>
    <style:style style:name="P70"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d23ab3" style:font-size-asian="8pt" style:font-weight-asian="normal" style:font-name-complex="Verdana" style:font-size-complex="8pt" style:font-weight-complex="normal"/>
    </style:style>
    <style:style style:name="P71" style:family="paragraph" style:parent-style-name="Standard">
      <style:paragraph-properties fo:line-height="115%" fo:text-align="start" style:justify-single-word="false" style:writing-mode="lr-tb"/>
      <style:text-properties style:font-name="Verdana" fo:font-size="8pt" style:text-underline-style="none" fo:font-weight="normal" officeooo:rsid="00cebff5" officeooo:paragraph-rsid="00cebff5" style:font-size-asian="8pt" style:font-weight-asian="normal" style:font-name-complex="Verdana" style:font-size-complex="8pt" style:font-weight-complex="normal"/>
    </style:style>
    <style:style style:name="P72" style:family="paragraph" style:parent-style-name="Standard">
      <style:paragraph-properties fo:line-height="115%" fo:text-align="start"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3" style:family="paragraph" style:parent-style-name="Standard">
      <style:paragraph-properties fo:line-height="115%" fo:text-align="justify"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4" style:family="paragraph" style:parent-style-name="Standard">
      <style:paragraph-properties fo:line-height="115%" fo:text-align="justify" style:justify-single-word="false" style:writing-mode="lr-tb"/>
      <style:text-properties style:font-name="Verdana" fo:font-size="8pt" style:text-underline-style="none" fo:font-weight="normal" officeooo:rsid="00d066ba" officeooo:paragraph-rsid="00d23ab3" style:font-size-asian="8pt" style:font-weight-asian="normal" style:font-name-complex="Verdana" style:font-size-complex="8pt" style:font-weight-complex="normal"/>
    </style:style>
    <style:style style:name="P75" style:family="paragraph" style:parent-style-name="Standard">
      <style:paragraph-properties fo:line-height="115%" fo:text-align="justify"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6" style:family="paragraph" style:parent-style-name="Standard">
      <style:paragraph-properties fo:line-height="115%" fo:text-align="start"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7" style:family="paragraph" style:parent-style-name="Standard">
      <style:paragraph-properties fo:line-height="115%" fo:text-align="start" style:justify-single-word="false" style:writing-mode="lr-tb"/>
      <style:text-properties style:font-name="Verdana" fo:font-size="8pt" style:text-underline-style="none" fo:font-weight="normal" officeooo:rsid="00d8f682" officeooo:paragraph-rsid="00d8f682" style:font-size-asian="8pt" style:font-weight-asian="normal" style:font-name-complex="Verdana" style:font-size-complex="8pt" style:font-weight-complex="normal"/>
    </style:style>
    <style:style style:name="P78" style:family="paragraph" style:parent-style-name="Standard">
      <style:paragraph-properties fo:line-height="115%" fo:text-align="justify" style:justify-single-word="false" style:writing-mode="lr-tb"/>
      <style:text-properties style:font-name="Verdana" fo:font-size="8pt" style:text-underline-style="none" fo:font-weight="bold" officeooo:rsid="00692fc7" officeooo:paragraph-rsid="00692fc7" style:font-size-asian="8pt" style:font-weight-asian="bold" style:font-name-complex="Verdana" style:font-size-complex="8pt" style:font-weight-complex="bold"/>
    </style:style>
    <style:style style:name="P79" style:family="paragraph" style:parent-style-name="Standard">
      <style:paragraph-properties fo:line-height="115%" fo:text-align="justify" style:justify-single-word="false" style:writing-mode="lr-tb"/>
      <style:text-properties style:font-name="Verdana" fo:font-size="8pt" style:text-underline-style="none" fo:font-weight="bold" officeooo:rsid="007feb40" officeooo:paragraph-rsid="007feb40" style:font-size-asian="8pt" style:font-weight-asian="bold" style:font-name-complex="Verdana" style:font-size-complex="8pt" style:font-weight-complex="bold"/>
    </style:style>
    <style:style style:name="P80" style:family="paragraph" style:parent-style-name="Standard">
      <style:paragraph-properties fo:line-height="115%" fo:text-align="center" style:justify-single-word="false" style:writing-mode="lr-tb"/>
      <style:text-properties style:font-name="Verdana" fo:font-size="8pt" style:text-underline-style="none" fo:font-weight="bold" officeooo:rsid="00c88ce3" officeooo:paragraph-rsid="00c88ce3" style:font-size-asian="8pt" style:font-weight-asian="bold" style:font-name-complex="Verdana" style:font-size-complex="8pt" style:font-weight-complex="bold"/>
    </style:style>
    <style:style style:name="P81" style:family="paragraph" style:parent-style-name="Standard">
      <style:paragraph-properties fo:line-height="115%" fo:text-align="center" style:justify-single-word="false" style:writing-mode="lr-tb"/>
      <style:text-properties style:font-name="Verdana" fo:font-size="8pt" style:text-underline-style="none" fo:font-weight="bold" officeooo:rsid="00c86425" officeooo:paragraph-rsid="00c86425" style:font-size-asian="8pt" style:font-weight-asian="bold" style:font-name-complex="Verdana" style:font-size-complex="8pt" style:font-weight-complex="bold"/>
    </style:style>
    <style:style style:name="P82" style:family="paragraph" style:parent-style-name="Standard">
      <style:paragraph-properties fo:line-height="115%" fo:text-align="start" style:justify-single-word="false" style:writing-mode="lr-tb"/>
      <style:text-properties style:font-name="Verdana" fo:font-size="8pt" style:text-underline-style="none" fo:font-weight="bold" officeooo:rsid="00cebff5" officeooo:paragraph-rsid="00cebff5" style:font-size-asian="8pt" style:font-weight-asian="bold" style:font-name-complex="Verdana" style:font-size-complex="8pt" style:font-weight-complex="bold"/>
    </style:style>
    <style:style style:name="P83" style:family="paragraph" style:parent-style-name="Standard">
      <style:paragraph-properties fo:line-height="115%" fo:text-align="justify" style:justify-single-word="false" style:writing-mode="lr-tb"/>
      <style:text-properties style:font-name="Verdana" fo:font-size="8pt" style:text-underline-style="none" fo:font-weight="bold" officeooo:rsid="00d066ba" officeooo:paragraph-rsid="00d066ba" style:font-size-asian="8pt" style:font-weight-asian="bold" style:font-name-complex="Verdana" style:font-size-complex="8pt" style:font-weight-complex="bold"/>
    </style:style>
    <style:style style:name="P84" style:family="paragraph" style:parent-style-name="Standard">
      <style:paragraph-properties fo:line-height="115%" fo:text-align="start" style:justify-single-word="false" style:writing-mode="lr-tb"/>
      <style:text-properties style:font-name="Verdana" fo:font-size="8pt" style:text-underline-style="none" fo:font-weight="bold" officeooo:rsid="00d8f682" officeooo:paragraph-rsid="00d8f682" style:font-size-asian="8pt" style:font-weight-asian="bold" style:font-name-complex="Verdana" style:font-size-complex="8pt" style:font-weight-complex="bold"/>
    </style:style>
    <style:style style:name="P85"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abce3" officeooo:paragraph-rsid="006abce3" style:font-size-asian="8pt" style:font-style-asian="italic" style:font-weight-asian="normal" style:font-name-complex="Verdana" style:font-size-complex="8pt" style:font-style-complex="italic" style:font-weight-complex="normal"/>
    </style:style>
    <style:style style:name="P86"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9dcf" officeooo:paragraph-rsid="006f129e" style:font-size-asian="8pt" style:font-style-asian="italic" style:font-weight-asian="normal" style:font-name-complex="Verdana" style:font-size-complex="8pt" style:font-style-complex="italic" style:font-weight-complex="normal"/>
    </style:style>
    <style:style style:name="P87"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dd0b" officeooo:paragraph-rsid="006bdd0b" style:font-size-asian="8pt" style:font-style-asian="italic" style:font-weight-asian="normal" style:font-name-complex="Verdana" style:font-size-complex="8pt" style:font-style-complex="italic" style:font-weight-complex="normal"/>
    </style:style>
    <style:style style:name="P88"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db86e" officeooo:paragraph-rsid="006db86e" style:font-size-asian="8pt" style:font-style-asian="italic" style:font-weight-asian="normal" style:font-name-complex="Verdana" style:font-size-complex="8pt" style:font-style-complex="italic" style:font-weight-complex="normal"/>
    </style:style>
    <style:style style:name="P89" style:family="paragraph" style:parent-style-name="Standard">
      <style:paragraph-properties fo:line-height="115%" fo:break-before="page" style:writing-mode="lr-tb"/>
      <style:text-properties style:font-name="Verdana" fo:font-size="8pt" fo:font-weight="bold" officeooo:rsid="00324308" officeooo:paragraph-rsid="00324308" style:font-size-asian="8pt" style:font-weight-asian="bold" style:font-name-complex="Verdana" style:font-size-complex="8pt" style:font-weight-complex="bold"/>
    </style:style>
    <style:style style:name="P90" style:family="paragraph" style:parent-style-name="Standard">
      <style:paragraph-properties fo:margin-left="0.5in" fo:margin-right="0in" fo:line-height="115%" fo:text-indent="0in" style:auto-text-indent="false" style:writing-mode="lr-tb"/>
      <style:text-properties style:font-name="Verdana" fo:font-size="8pt" officeooo:rsid="008417bf" officeooo:paragraph-rsid="00b621e7" style:font-size-asian="8pt" style:font-name-complex="Verdana" style:font-size-complex="8pt"/>
    </style:style>
    <style:style style:name="P91" style:family="paragraph" style:parent-style-name="Table_20_Contents">
      <style:text-properties fo:color="#0000ff" style:font-name="Verdana" fo:font-size="8pt" fo:font-weight="bold" officeooo:rsid="0035fe54" officeooo:paragraph-rsid="0035fe54" style:font-size-asian="8pt" style:font-weight-asian="bold" style:font-name-complex="Verdana" style:font-size-complex="8pt" style:font-weight-complex="bold"/>
    </style:style>
    <style:style style:name="P92" style:family="paragraph" style:parent-style-name="Table_20_Contents">
      <style:text-properties fo:color="#0000ff" style:font-name="Verdana" fo:font-size="8pt" fo:font-weight="bold" officeooo:rsid="003a9268" officeooo:paragraph-rsid="003a9268" style:font-size-asian="8pt" style:font-weight-asian="bold" style:font-name-complex="Verdana" style:font-size-complex="8pt" style:font-weight-complex="bold"/>
    </style:style>
    <style:style style:name="P93" style:family="paragraph" style:parent-style-name="Table_20_Contents">
      <style:text-properties style:font-name="Verdana" fo:font-size="8pt" style:font-size-asian="8pt" style:font-name-complex="Verdana" style:font-size-complex="8pt"/>
    </style:style>
    <style:style style:name="P94" style:family="paragraph" style:parent-style-name="Table_20_Contents">
      <style:text-properties style:font-name="Verdana" fo:font-size="8pt" officeooo:rsid="0035fe54" officeooo:paragraph-rsid="0035fe54" style:font-size-asian="8pt" style:font-name-complex="Verdana" style:font-size-complex="8pt"/>
    </style:style>
    <style:style style:name="P95" style:family="paragraph" style:parent-style-name="Table_20_Contents">
      <style:text-properties style:font-name="Verdana" fo:font-size="8pt" officeooo:rsid="0035fe90" officeooo:paragraph-rsid="0035fe90" style:font-size-asian="8pt" style:font-name-complex="Verdana" style:font-size-complex="8pt"/>
    </style:style>
    <style:style style:name="P96" style:family="paragraph" style:parent-style-name="Table_20_Contents">
      <style:text-properties style:font-name="Verdana" fo:font-size="8pt" officeooo:rsid="003f372b" officeooo:paragraph-rsid="003f372b" style:font-size-asian="8pt" style:font-name-complex="Verdana" style:font-size-complex="8pt"/>
    </style:style>
    <style:style style:name="P97" style:family="paragraph" style:parent-style-name="Table_20_Contents">
      <style:text-properties style:font-name="Verdana" fo:font-size="8pt" officeooo:rsid="004448bb" officeooo:paragraph-rsid="004448bb" style:font-size-asian="8pt" style:font-name-complex="Verdana" style:font-size-complex="8pt"/>
    </style:style>
    <style:style style:name="P98" style:family="paragraph" style:parent-style-name="Table_20_Contents">
      <style:text-properties style:font-name="Verdana" fo:font-size="8pt" officeooo:rsid="0042e9d4" officeooo:paragraph-rsid="0042e9d4" style:font-size-asian="8pt" style:font-name-complex="Verdana" style:font-size-complex="8pt"/>
    </style:style>
    <style:style style:name="P99" style:family="paragraph" style:parent-style-name="Table_20_Contents">
      <style:text-properties style:font-name="Verdana" fo:font-size="8pt" officeooo:rsid="00406248" officeooo:paragraph-rsid="00406248" style:font-size-asian="8pt" style:font-name-complex="Verdana" style:font-size-complex="8pt"/>
    </style:style>
    <style:style style:name="P100" style:family="paragraph" style:parent-style-name="Table_20_Contents">
      <style:text-properties style:font-name="Verdana" fo:font-size="8pt" officeooo:rsid="003692da" officeooo:paragraph-rsid="003692da" style:font-size-asian="8pt" style:font-name-complex="Verdana" style:font-size-complex="8pt"/>
    </style:style>
    <style:style style:name="P101" style:family="paragraph" style:parent-style-name="Table_20_Contents">
      <style:text-properties style:font-name="Verdana" fo:font-size="8pt" officeooo:rsid="00464460" officeooo:paragraph-rsid="00464460" style:font-size-asian="8pt" style:font-name-complex="Verdana" style:font-size-complex="8pt"/>
    </style:style>
    <style:style style:name="P102" style:family="paragraph" style:parent-style-name="Table_20_Contents">
      <style:text-properties style:font-name="Verdana" fo:font-size="8pt" officeooo:rsid="003764b6" officeooo:paragraph-rsid="003764b6" style:font-size-asian="8pt" style:font-name-complex="Verdana" style:font-size-complex="8pt"/>
    </style:style>
    <style:style style:name="P103" style:family="paragraph" style:parent-style-name="Table_20_Contents">
      <style:text-properties style:font-name="Verdana" fo:font-size="8pt" officeooo:rsid="0041af82" officeooo:paragraph-rsid="0041af82" style:font-size-asian="8pt" style:font-name-complex="Verdana" style:font-size-complex="8pt"/>
    </style:style>
    <style:style style:name="P104" style:family="paragraph" style:parent-style-name="Table_20_Contents">
      <style:text-properties style:font-name="Verdana" fo:font-size="8pt" officeooo:rsid="00392a76" officeooo:paragraph-rsid="00392a76" style:font-size-asian="8pt" style:font-name-complex="Verdana" style:font-size-complex="8pt"/>
    </style:style>
    <style:style style:name="P105" style:family="paragraph" style:parent-style-name="Table_20_Contents">
      <style:text-properties style:font-name="Verdana" fo:font-size="8pt" officeooo:rsid="00427e7f" officeooo:paragraph-rsid="00427e7f" style:font-size-asian="8pt" style:font-name-complex="Verdana" style:font-size-complex="8pt"/>
    </style:style>
    <style:style style:name="P106" style:family="paragraph" style:parent-style-name="Table_20_Contents">
      <style:text-properties style:font-name="Verdana" fo:font-size="8pt" officeooo:rsid="0046d713" officeooo:paragraph-rsid="0046d713" style:font-size-asian="8pt" style:font-name-complex="Verdana" style:font-size-complex="8pt"/>
    </style:style>
    <style:style style:name="P107" style:family="paragraph" style:parent-style-name="Table_20_Contents">
      <style:text-properties style:font-name="Verdana" fo:font-size="8pt" officeooo:rsid="00259de8" officeooo:paragraph-rsid="00259de8" style:font-size-asian="8pt" style:font-name-complex="Verdana" style:font-size-complex="8pt"/>
    </style:style>
    <style:style style:name="P108" style:family="paragraph" style:parent-style-name="Table_20_Contents">
      <style:text-properties style:use-window-font-color="true" style:font-name="Verdana" fo:font-size="8pt" fo:font-weight="bold" officeooo:rsid="003b560a" officeooo:paragraph-rsid="003b560a" style:font-size-asian="8pt" style:font-weight-asian="bold" style:font-name-complex="Verdana" style:font-size-complex="8pt" style:font-weight-complex="bold"/>
    </style:style>
    <style:style style:name="P109" style:family="paragraph" style:parent-style-name="Table_20_Contents">
      <style:text-properties style:use-window-font-color="true" style:font-name="Verdana" fo:font-size="8pt" fo:font-weight="bold" officeooo:rsid="003c97e1" officeooo:paragraph-rsid="003c97e1" style:font-size-asian="8pt" style:font-weight-asian="bold" style:font-name-complex="Verdana" style:font-size-complex="8pt" style:font-weight-complex="bold"/>
    </style:style>
    <style:style style:name="P110" style:family="paragraph" style:parent-style-name="Table_20_Contents">
      <style:text-properties style:use-window-font-color="true" style:font-name="Verdana" fo:font-size="8pt" fo:font-weight="bold" officeooo:rsid="003eca96" officeooo:paragraph-rsid="003eca96" style:font-size-asian="8pt" style:font-weight-asian="bold" style:font-name-complex="Verdana" style:font-size-complex="8pt" style:font-weight-complex="bold"/>
    </style:style>
    <style:style style:name="P111" style:family="paragraph" style:parent-style-name="Table_20_Contents">
      <style:text-properties style:use-window-font-color="true" style:font-name="Verdana" fo:font-size="8pt" fo:font-weight="normal" officeooo:rsid="003b560a" officeooo:paragraph-rsid="003b560a" style:font-size-asian="8pt" style:font-weight-asian="normal" style:font-name-complex="Verdana" style:font-size-complex="8pt" style:font-weight-complex="normal"/>
    </style:style>
    <style:style style:name="P112" style:family="paragraph" style:parent-style-name="Table_20_Contents">
      <style:text-properties style:use-window-font-color="true" style:font-name="Verdana" fo:font-size="8pt" fo:font-weight="normal" officeooo:rsid="003c97e1" officeooo:paragraph-rsid="003c97e1" style:font-size-asian="8pt" style:font-weight-asian="normal" style:font-name-complex="Verdana" style:font-size-complex="8pt" style:font-weight-complex="normal"/>
    </style:style>
    <style:style style:name="P113" style:family="paragraph" style:parent-style-name="Table_20_Contents">
      <style:text-properties style:use-window-font-color="true" style:font-name="Verdana" fo:font-size="8pt" fo:font-weight="normal" officeooo:rsid="003eca96" officeooo:paragraph-rsid="003eca96" style:font-size-asian="8pt" style:font-weight-asian="normal" style:font-name-complex="Verdana" style:font-size-complex="8pt" style:font-weight-complex="normal"/>
    </style:style>
    <style:style style:name="P114" style:family="paragraph" style:parent-style-name="Standard" style:master-page-name="Standard">
      <style:paragraph-properties fo:line-height="115%" fo:text-align="end" style:justify-single-word="false" style:page-number="auto" fo:break-before="auto" fo:break-after="auto" style:writing-mode="lr-tb"/>
    </style:style>
    <style:style style:name="P115" style:family="paragraph" style:parent-style-name="Standard" style:master-page-name="Standard">
      <style:paragraph-properties fo:line-height="115%" style:page-number="auto" fo:break-before="auto" fo:break-after="auto" style:writing-mode="lr-tb"/>
      <style:text-properties style:font-name="Verdana" fo:font-size="8pt" fo:font-weight="bold" officeooo:rsid="008417bf" officeooo:paragraph-rsid="00875c99" style:font-size-asian="8pt" style:font-weight-asian="bold" style:font-name-complex="Verdana" style:font-size-complex="8pt" style:font-weight-complex="bold"/>
    </style:style>
    <style:style style:name="P116" style:family="paragraph" style:parent-style-name="Standard" style:list-style-name="L1">
      <style:paragraph-properties fo:line-height="115%" style:writing-mode="lr-tb"/>
      <style:text-properties style:font-name="Verdana" fo:font-size="8pt" officeooo:rsid="008417bf" officeooo:paragraph-rsid="00875c99" style:font-size-asian="8pt" style:font-name-complex="Verdana" style:font-size-complex="8pt"/>
    </style:style>
    <style:style style:name="P117" style:family="paragraph" style:parent-style-name="Standard" style:list-style-name="L2">
      <style:paragraph-properties fo:line-height="115%" style:writing-mode="lr-tb"/>
      <style:text-properties style:font-name="Verdana" fo:font-size="8pt" officeooo:rsid="008417bf" officeooo:paragraph-rsid="0089e2f3" style:font-size-asian="8pt" style:font-name-complex="Verdana" style:font-size-complex="8pt"/>
    </style:style>
    <style:style style:name="P118" style:family="paragraph" style:parent-style-name="Standard" style:list-style-name="L3">
      <style:paragraph-properties fo:line-height="115%" style:writing-mode="lr-tb"/>
      <style:text-properties style:font-name="Verdana" fo:font-size="8pt" officeooo:rsid="008417bf" officeooo:paragraph-rsid="008df06b" style:font-size-asian="8pt" style:font-name-complex="Verdana" style:font-size-complex="8pt"/>
    </style:style>
    <style:style style:name="P119" style:family="paragraph" style:parent-style-name="Standard" style:list-style-name="L4">
      <style:paragraph-properties fo:line-height="115%" style:writing-mode="lr-tb"/>
      <style:text-properties style:font-name="Verdana" fo:font-size="8pt" officeooo:rsid="008417bf" officeooo:paragraph-rsid="008417bf" style:font-size-asian="8pt" style:font-name-complex="Verdana" style:font-size-complex="8pt"/>
    </style:style>
    <style:style style:name="P120" style:family="paragraph" style:parent-style-name="Standard">
      <style:paragraph-properties fo:line-height="115%" fo:text-align="justify" style:justify-single-word="false" style:writing-mode="lr-tb"/>
      <style:text-properties style:font-name="Verdana" fo:font-size="8pt" officeooo:rsid="008417bf" officeooo:paragraph-rsid="00e0d438" style:font-size-asian="8pt" style:font-name-complex="Verdana" style:font-size-complex="8pt"/>
    </style:style>
    <style:style style:name="P121"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122" style:family="paragraph" style:parent-style-name="Standard" style:list-style-name="L2">
      <style:paragraph-properties fo:line-height="115%" style:writing-mode="lr-tb"/>
      <style:text-properties style:font-name="Verdana" fo:font-size="8pt" officeooo:rsid="00883844" officeooo:paragraph-rsid="0089e2f3" style:font-size-asian="8pt" style:font-name-complex="Verdana" style:font-size-complex="8pt"/>
    </style:style>
    <style:style style:name="P123" style:family="paragraph" style:parent-style-name="Standard" style:list-style-name="L2">
      <style:paragraph-properties fo:line-height="115%" style:writing-mode="lr-tb"/>
      <style:text-properties style:font-name="Verdana" fo:font-size="8pt" officeooo:rsid="00890a06" officeooo:paragraph-rsid="0089e2f3" style:font-size-asian="8pt" style:font-name-complex="Verdana" style:font-size-complex="8pt"/>
    </style:style>
    <style:style style:name="P124" style:family="paragraph" style:parent-style-name="Standard" style:list-style-name="L2">
      <style:paragraph-properties fo:line-height="115%" style:writing-mode="lr-tb"/>
      <style:text-properties style:font-name="Verdana" fo:font-size="8pt" officeooo:rsid="00890a06" officeooo:paragraph-rsid="008d0d46" style:font-size-asian="8pt" style:font-name-complex="Verdana" style:font-size-complex="8pt"/>
    </style:style>
    <style:style style:name="P125" style:family="paragraph" style:parent-style-name="Standard" style:list-style-name="L5">
      <style:paragraph-properties fo:line-height="115%" style:writing-mode="lr-tb"/>
      <style:text-properties style:font-name="Verdana" fo:font-size="8pt" officeooo:rsid="00359599" officeooo:paragraph-rsid="00359599" style:font-size-asian="8pt" style:font-name-complex="Verdana" style:font-size-complex="8pt"/>
    </style:style>
    <style:style style:name="P126" style:family="paragraph" style:parent-style-name="Standard" style:list-style-name="L2">
      <style:paragraph-properties fo:line-height="115%" style:writing-mode="lr-tb"/>
      <style:text-properties style:font-name="Verdana" fo:font-size="8pt" fo:font-style="normal" style:text-underline-style="none" fo:font-weight="bold" officeooo:rsid="008417bf" officeooo:paragraph-rsid="0089e2f3" style:font-size-asian="8pt" style:font-style-asian="normal" style:font-weight-asian="bold" style:font-name-complex="Verdana" style:font-size-complex="8pt" style:font-style-complex="normal" style:font-weight-complex="bold"/>
    </style:style>
    <style:style style:name="P127" style:family="paragraph" style:parent-style-name="Standard" style:list-style-name="L2">
      <style:paragraph-properties fo:line-height="115%" style:writing-mode="lr-tb"/>
      <style:text-properties style:font-name="Verdana" fo:font-size="8pt" fo:font-weight="bold" officeooo:rsid="008417bf" officeooo:paragraph-rsid="0089e2f3" style:font-size-asian="8pt" style:font-weight-asian="bold" style:font-name-complex="Verdana" style:font-size-complex="8pt" style:font-weight-complex="bold"/>
    </style:style>
    <style:style style:name="P128" style:family="paragraph" style:parent-style-name="Standard" style:list-style-name="L2">
      <style:paragraph-properties fo:line-height="115%" style:writing-mode="lr-tb"/>
      <style:text-properties style:font-name="Verdana" fo:font-size="8pt" fo:font-weight="normal" officeooo:rsid="008d0d46" officeooo:paragraph-rsid="008d0d46" style:font-size-asian="8pt" style:font-weight-asian="normal" style:font-name-complex="Verdana" style:font-size-complex="8pt" style:font-weight-complex="normal"/>
    </style:style>
    <style:style style:name="P129" style:family="paragraph" style:parent-style-name="Standard" style:list-style-name="L3">
      <style:paragraph-properties fo:line-height="115%" style:writing-mode="lr-tb"/>
      <style:text-properties style:font-name="Verdana" fo:font-size="8pt" fo:font-weight="normal" officeooo:rsid="008417bf" officeooo:paragraph-rsid="008df06b" style:font-size-asian="8pt" style:font-weight-asian="normal" style:font-name-complex="Verdana" style:font-size-complex="8pt" style:font-weight-complex="normal"/>
    </style:style>
    <style:style style:name="P130" style:family="paragraph" style:parent-style-name="Table_20_Contents" style:list-style-name="L6">
      <style:text-properties style:font-name="Verdana" fo:font-size="8pt" officeooo:rsid="002ca6b3" officeooo:paragraph-rsid="002ca6b3" style:font-size-asian="8pt" style:font-name-complex="Verdana" style:font-size-complex="8pt"/>
    </style:style>
    <style:style style:name="P131" style:family="paragraph" style:parent-style-name="Table_20_Contents" style:list-style-name="L6">
      <style:text-properties style:font-name="Verdana" fo:font-size="8pt" officeooo:rsid="002d3f6b" officeooo:paragraph-rsid="002e3df6" style:font-size-asian="8pt" style:font-name-complex="Verdana" style:font-size-complex="8pt"/>
    </style:style>
    <style:style style:name="P132" style:family="paragraph" style:parent-style-name="Table_20_Contents" style:list-style-name="L6">
      <style:text-properties style:font-name="Verdana" fo:font-size="8pt" officeooo:rsid="003023ae" officeooo:paragraph-rsid="003023ae" style:font-size-asian="8pt" style:font-name-complex="Verdana" style:font-size-complex="8pt"/>
    </style:style>
    <style:style style:name="P133" style:family="paragraph" style:parent-style-name="Table_20_Contents" style:list-style-name="L6">
      <style:text-properties style:font-name="Verdana" fo:font-size="8pt" officeooo:rsid="00312cf9" officeooo:paragraph-rsid="00312cf9" style:font-size-asian="8pt" style:font-name-complex="Verdana" style:font-size-complex="8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fo:font-weight="bold" officeooo:rsid="008417bf" style:font-weight-asian="bold" style:font-weight-complex="bold"/>
    </style:style>
    <style:style style:name="T8" style:family="text">
      <style:text-properties officeooo:rsid="002785d7"/>
    </style:style>
    <style:style style:name="T9" style:family="text">
      <style:text-properties officeooo:rsid="002b220d"/>
    </style:style>
    <style:style style:name="T10" style:family="text">
      <style:text-properties officeooo:rsid="002e3df6"/>
    </style:style>
    <style:style style:name="T11" style:family="text">
      <style:text-properties officeooo:rsid="0031e8ba"/>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officeooo:rsid="009678c2"/>
    </style:style>
    <style:style style:name="T49" style:family="text">
      <style:text-properties fo:background-color="#ffff00" loext:char-shading-value="0"/>
    </style:style>
    <style:style style:name="T50" style:family="text">
      <style:text-properties officeooo:rsid="00a14b65"/>
    </style:style>
    <style:style style:name="T51" style:family="text">
      <style:text-properties officeooo:rsid="00a227d1"/>
    </style:style>
    <style:style style:name="T52" style:family="text">
      <style:text-properties officeooo:rsid="00a35226"/>
    </style:style>
    <style:style style:name="T53" style:family="text">
      <style:text-properties officeooo:rsid="00a3f81d"/>
    </style:style>
    <style:style style:name="T54" style:family="text">
      <style:text-properties officeooo:rsid="00a4c80c"/>
    </style:style>
    <style:style style:name="T55" style:family="text">
      <style:text-properties officeooo:rsid="00a52591"/>
    </style:style>
    <style:style style:name="T56" style:family="text">
      <style:text-properties officeooo:rsid="00a6fc60"/>
    </style:style>
    <style:style style:name="T57" style:family="text">
      <style:text-properties officeooo:rsid="00a7144c"/>
    </style:style>
    <style:style style:name="T58" style:family="text">
      <style:text-properties officeooo:rsid="00a856c5"/>
    </style:style>
    <style:style style:name="T59" style:family="text">
      <style:text-properties officeooo:rsid="00ad2014"/>
    </style:style>
    <style:style style:name="T60" style:family="text">
      <style:text-properties officeooo:rsid="00ae9f44"/>
    </style:style>
    <style:style style:name="T61" style:family="text">
      <style:text-properties officeooo:rsid="00b08b11"/>
    </style:style>
    <style:style style:name="T62" style:family="text">
      <style:text-properties officeooo:rsid="00b44b90"/>
    </style:style>
    <style:style style:name="T63" style:family="text">
      <style:text-properties officeooo:rsid="00b621e7"/>
    </style:style>
    <style:style style:name="T64" style:family="text">
      <style:text-properties officeooo:rsid="00b6521a"/>
    </style:style>
    <style:style style:name="T65" style:family="text">
      <style:text-properties officeooo:rsid="00b7ba4a"/>
    </style:style>
    <style:style style:name="T66" style:family="text">
      <style:text-properties officeooo:rsid="00bac6fc"/>
    </style:style>
    <style:style style:name="T67" style:family="text">
      <style:text-properties officeooo:rsid="00bca712"/>
    </style:style>
    <style:style style:name="T68" style:family="text">
      <style:text-properties officeooo:rsid="00bf3355"/>
    </style:style>
    <style:style style:name="T69" style:family="text">
      <style:text-properties officeooo:rsid="00c0b132"/>
    </style:style>
    <style:style style:name="T70" style:family="text">
      <style:text-properties officeooo:rsid="00c3e429"/>
    </style:style>
    <style:style style:name="T71" style:family="text">
      <style:text-properties officeooo:rsid="00c5970d"/>
    </style:style>
    <style:style style:name="T72" style:family="text">
      <style:text-properties officeooo:rsid="00c95be7"/>
    </style:style>
    <style:style style:name="T73" style:family="text">
      <style:text-properties style:use-window-font-color="true" officeooo:rsid="00c88ce3"/>
    </style:style>
    <style:style style:name="T74" style:family="text">
      <style:text-properties style:use-window-font-color="true" officeooo:rsid="00d066ba"/>
    </style:style>
    <style:style style:name="T75" style:family="text">
      <style:text-properties officeooo:rsid="008417bf"/>
    </style:style>
    <style:style style:name="T76" style:family="text">
      <style:text-properties officeooo:rsid="00d4dc97"/>
    </style:style>
    <style:style style:name="T77" style:family="text">
      <style:text-properties officeooo:rsid="00d7b78e"/>
    </style:style>
    <style:style style:name="T78" style:family="text">
      <style:text-properties officeooo:rsid="00d8e857"/>
    </style:style>
    <style:style style:name="T79" style:family="text">
      <style:text-properties officeooo:rsid="00da103b"/>
    </style:style>
    <style:style style:name="T80" style:family="text">
      <style:text-properties fo:color="#b2b2b2" officeooo:rsid="00c88ce3"/>
    </style:style>
    <style:style style:name="T81" style:family="text">
      <style:text-properties fo:color="#b2b2b2" style:text-line-through-style="none" style:text-line-through-type="none" fo:font-style="normal" officeooo:rsid="00c88ce3" style:font-name-asian="Arial" style:font-style-asian="normal" style:font-style-complex="normal"/>
    </style:style>
    <style:style style:name="T82" style:family="text">
      <style:text-properties officeooo:rsid="00ddd65d"/>
    </style:style>
    <style:style style:name="T83" style:family="text">
      <style:text-properties officeooo:rsid="00df41d6"/>
    </style:style>
    <style:style style:name="T84" style:family="text">
      <style:text-properties officeooo:rsid="00e1fa07"/>
    </style:style>
    <style:style style:name="T85" style:family="text">
      <style:text-properties officeooo:rsid="00e32332"/>
    </style:style>
    <style:style style:name="T86" style:family="text">
      <style:text-properties officeooo:rsid="00e3417b"/>
    </style:style>
    <style:style style:name="T87" style:family="text">
      <style:text-properties officeooo:rsid="00e6aade"/>
    </style:style>
    <style:style style:name="T88" style:family="text">
      <style:text-properties officeooo:rsid="00e6d0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peaking Conclusion: </text:p>
      <text:p text:style-name="P4">Don't use these in speaking, use these in writing. </text:p>
      <text:list xml:id="list4997551454836908158" text:style-name="L1">
        <text:list-item>
          <text:p text:style-name="P116">In conclusion </text:p>
        </text:list-item>
        <text:list-item>
          <text:p text:style-name="P116">Thus </text:p>
          <text:p text:style-name="P116"/>
        </text:list-item>
      </text:list>
      <text:p text:style-name="P5"><text:span text:style-name="T6">Speaking </text:span><text:span text:style-name="T1">Tips: </text:span></text:p>
      <text:list xml:id="list1386402397759893680" text:style-name="L2">
        <text:list-item>
          <text:p text:style-name="P117">Do not make notes for easy questions</text:p>
        </text:list-item>
        <text:list-item>
          <text:p text:style-name="P117">You need to make notes for the last question.</text:p>
        </text:list-item>
        <text:list-item>
          <text:p text:style-name="P117">Start notes with the last questions</text:p>
        </text:list-item>
        <text:list-item>
          <text:p text:style-name="P122">Note only keywords, don't write any sentence</text:p>
        </text:list-item>
        <text:list-item>
          <text:p text:style-name="P122">Give reasons and examples</text:p>
        </text:list-item>
        <text:list-item>
          <text:p text:style-name="P122">You can lie, but add information </text:p>
        </text:list-item>
        <text:list-item>
          <text:p text:style-name="P126">Linking Phrase: </text:p>
          <text:list>
            <text:list-item>
              <text:p text:style-name="P117">as I was saying</text:p>
            </text:list-item>
            <text:list-item>
              <text:p text:style-name="P117">I would like to add that</text:p>
            </text:list-item>
            <text:list-item>
              <text:p text:style-name="P117">to get back to my previous idea / points / suggestions</text:p>
            </text:list-item>
          </text:list>
        </text:list-item>
        <text:list-item>
          <text:p text:style-name="P127">Use discourse markers / connectives: </text:p>
          <text:list>
            <text:list-item>
              <text:p text:style-name="P123">First of all</text:p>
            </text:list-item>
            <text:list-item>
              <text:p text:style-name="P117">Secondly</text:p>
            </text:list-item>
            <text:list-item>
              <text:p text:style-name="P123">Finally</text:p>
            </text:list-item>
            <text:list-item>
              <text:p text:style-name="P123">For example</text:p>
            </text:list-item>
            <text:list-item>
              <text:p text:style-name="P123">However</text:p>
            </text:list-item>
            <text:list-item>
              <text:p text:style-name="P124">On the other hand</text:p>
            </text:list-item>
            <text:list-item>
              <text:p text:style-name="P128">Another reason for this could be</text:p>
            </text:list-item>
          </text:list>
        </text:list-item>
      </text:list>
      <text:p text:style-name="P6"/>
      <text:p text:style-name="P31">General topic questions: </text:p>
      <text:list xml:id="list5150414614982603592" text:style-name="L3">
        <text:list-item>
          <text:p text:style-name="P118">Always answer the <text:span text:style-name="T1">'why'</text:span> question</text:p>
        </text:list-item>
        <text:list-item>
          <text:p text:style-name="P129">Pay attention to the grammar</text:p>
        </text:list-item>
      </text:list>
      <text:p text:style-name="P7"/>
      <text:p text:style-name="P7"><text:span text:style-name="T1">Example: </text:span>Describe a hotel you have stayed in. </text:p>
      <text:p text:style-name="P7">You should say: </text:p>
      <text:list xml:id="list3763497567259454150" text:style-name="L4">
        <text:list-item>
          <text:p text:style-name="P119">Where it is</text:p>
        </text:list-item>
        <text:list-item>
          <text:p text:style-name="P119">What facilit<text:span text:style-name="T47">i</text:span>es it has </text:p>
        </text:list-item>
        <text:list-item>
          <text:p text:style-name="P119">When you stayed there</text:p>
        </text:list-item>
        <text:list-item>
          <text:p text:style-name="P119"><text:span text:style-name="T47">A</text:span>nd say whether you would recommended it to a friend. </text:p>
        </text:list-item>
      </text:list>
      <text:p text:style-name="P7"/>
      <text:p text:style-name="P120">I love to travel and through out my traveling history I stayed in a lot of hotels, but there is one hotel about which I would like to mention. The name of the hotel is 'The <text:span text:style-name="T82">H</text:span>otel Cox Today' and it is located near a very beautiful seashore in our country that is Cox's Bazar. The hotel is located at very high altitude and that is why it feels like haven whenever I go there. It has a lot of <text:span text:style-name="T83">amenities</text:span> as it is a five-star hotel. There is a disco, a swimming pool. There is a gymnasium and classes are also held there once a week cooking. I stayed there when I was very young, when I was 10 years old. I had gone there with my parents when my father had to go there on business trip. I would definitely <text:span text:style-name="T84">recommend</text:span>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7"/>
      <text:p text:style-name="P26"><text:span text:style-name="T7">What kind of sports do you enjoy playing?</text:span><text:span text:style-name="T75"> </text:span></text:p>
      <text:p text:style-name="P8">Well, a sport I absolutely love to play is cricket. Because it is fairly competitive and it keeps me active and healthy. I also enjoy playing indoor games like table tennis and foosball. </text:p>
      <text:p text:style-name="P7"/>
      <text:p text:style-name="P32">What are sports you have never played, and why? </text:p>
      <text:p text:style-name="P8">One sport I have never played is handball. Some of my friends love it, they play it in a league and watch it on television, but Since I find very dull and boring. I prefer sports like cricket. </text:p>
      <text:p text:style-name="P7"/>
      <text:p text:style-name="P32">Do you prefer team sports or individual sports, and why? </text:p>
      <text:p text:style-name="P7">I prefer team sports because I enjoy the social part of it. The team sports also help to learn team work, which is really <text:span text:style-name="T85">an </text:span>important skill in life. </text:p>
      <text:p text:style-name="P7"/>
      <text:p text:style-name="P32">Why do you think people play sports? </text:p>
      <text:p text:style-name="P7">I believe people play sports for two main reasons. First and most important I think, sports are lots of fun. Secondly, many sports are great exercise. Staying in shape by playing sports is much more enjoyable than going to gym<text:span text:style-name="T86">nasium</text:span>, for example. </text:p>
      <text:p text:style-name="P7"/>
      <text:p text:style-name="P32">What is the most popular sport in your country? Why do people like this sport? </text:p>
      <text:p text:style-name="P7">In Bangladesh, I think Cricket is the most popular, although football is very popular as well. Both sports are very fast-moving with lots of excitement, which makes them appealing to many Bangladeshis. </text:p>
      <text:p text:style-name="P7"/>
      <text:p text:style-name="P32">What kind of food do you like? Dislike? </text:p>
      <table:table table:name="Table3" table:style-name="Table3">
        <table:table-column table:style-name="Table3.A"/>
        <table:table-column table:style-name="Table3.B"/>
        <table:table-row>
          <table:table-cell table:style-name="Table3.A1" office:value-type="string">
            <text:p text:style-name="P43">Like: </text:p>
            <text:p text:style-name="P10">I really like .... </text:p>
            <text:p text:style-name="P10"><text:soft-page-break/>I enjoy ...</text:p>
            <text:p text:style-name="P10"><text:span text:style-name="T48">M</text:span>y favorite dish is ... </text:p>
            <text:p text:style-name="P10">I am keen on ... </text:p>
            <text:p text:style-name="P10">I prefer ... to ... </text:p>
            <text:p text:style-name="P10">I would rather eat ... than ... </text:p>
          </table:table-cell>
          <table:table-cell table:style-name="Table3.B1" office:value-type="string">
            <text:p text:style-name="P43">Dislike: </text:p>
            <text:p text:style-name="P10">I really don't like ... </text:p>
            <text:p text:style-name="P10"><text:soft-page-break/>I can not stand ... </text:p>
            <text:p text:style-name="P10">I a<text:span text:style-name="T48">m</text:span> not keen on... </text:p>
            <text:p text:style-name="P10">I really dislike ... </text:p>
          </table:table-cell>
        </table:table-row>
      </table:table>
      <text:p text:style-name="P32"/>
      <text:p text:style-name="P32">Describe you favourite dish</text:p>
      <table:table table:name="Table4" table:style-name="Table4">
        <table:table-column table:style-name="Table4.A" table:number-columns-repeated="3"/>
        <table:table-row>
          <table:table-cell table:style-name="Table4.A1" office:value-type="string">
            <text:p text:style-name="P44">Good Test: </text:p>
            <text:p text:style-name="P11">tasty </text:p>
            <text:p text:style-name="P11">flavorful </text:p>
            <text:p text:style-name="P11">divine - incredible, amazing </text:p>
            <text:p text:style-name="P11">rich in flavor </text:p>
          </table:table-cell>
          <table:table-cell table:style-name="Table4.A1" office:value-type="string">
            <text:p text:style-name="P44">Types of flavor</text:p>
            <text:p text:style-name="P11">sour lemon </text:p>
            <text:p text:style-name="P11">sweet candy</text:p>
            <text:p text:style-name="P11">bitter coffee </text:p>
            <text:p text:style-name="P11">salty french fries </text:p>
            <text:p text:style-name="P11">oily / greasy - cheese pizza </text:p>
            <text:p text:style-name="P11">ripe apple </text:p>
            <text:p text:style-name="P11">spicy-hot-pepper </text:p>
          </table:table-cell>
          <table:table-cell table:style-name="Table4.C1" office:value-type="string">
            <text:p text:style-name="P44">Other: </text:p>
            <text:p text:style-name="P11">raw-sushi </text:p>
            <text:p text:style-name="P11">bland-soup</text:p>
          </table:table-cell>
        </table:table-row>
      </table:table>
      <text:p text:style-name="P32"/>
      <text:p text:style-name="P32">Do you like to cook? </text:p>
      <text:p text:style-name="P7">I can cook </text:p>
      <text:p text:style-name="P7">I can't cook. </text:p>
      <text:p text:style-name="P7">My specialty when I come to cooking is... </text:p>
      <text:p text:style-name="P7"/>
      <text:p text:style-name="P7"><text:span text:style-name="T49">Be careful:</text:span> chocolate(choc-late), vegetable(veg-table), fruit, broccoli (brocc-li) </text:p>
      <text:p text:style-name="P7"/>
      <text:p text:style-name="P32">Section - 1 </text:p>
      <table:table table:name="Table5" table:style-name="Table5">
        <table:table-column table:style-name="Table5.A"/>
        <table:table-column table:style-name="Table5.B"/>
        <table:table-row>
          <table:table-cell table:style-name="Table5.A1" office:value-type="string">
            <text:p text:style-name="P45">Dos: </text:p>
            <text:p text:style-name="P12">- confident, friendly, eye-contact, excitement </text:p>
            <text:p text:style-name="P12">- I like, I enjoy, I really love, I prefer </text:p>
            <text:p text:style-name="P12">- Expand your answer / examples </text:p>
            <text:p text:style-name="P12">- Practice </text:p>
          </table:table-cell>
          <table:table-cell table:style-name="Table5.B1" office:value-type="string">
            <text:p text:style-name="P45">Don<text:span text:style-name="T50">'</text:span>t: </text:p>
            <text:p text:style-name="P12">- speak with a monotone </text:p>
            <text:p text:style-name="P12">- give yes / no answer </text:p>
            <text:p text:style-name="P12">- repeat the question </text:p>
            <text:p text:style-name="P12">- go off topic </text:p>
            <text:p text:style-name="P12">- answer I don't know </text:p>
            <text:p text:style-name="P12">- speak too quickly, slowly </text:p>
            <text:p text:style-name="P12">- speak quietly </text:p>
            <text:p text:style-name="P12">- worry about perfect English </text:p>
          </table:table-cell>
        </table:table-row>
      </table:table>
      <text:p text:style-name="P32"/>
      <text:p text:style-name="P32"><text:s/>Section – 2 </text:p>
      <table:table table:name="Table6" table:style-name="Table6">
        <table:table-column table:style-name="Table6.A"/>
        <table:table-column table:style-name="Table6.B"/>
        <table:table-row>
          <table:table-cell table:style-name="Table6.A1" office:value-type="string">
            <text:p text:style-name="P46">Dos: </text:p>
            <text:p text:style-name="P13">1. <text:span text:style-name="T52">T</text:span>ake notes / write keywords </text:p>
            <text:p text:style-name="P13">2. <text:span text:style-name="T52">C</text:span>over every point </text:p>
            <text:p text:style-name="P13">3. <text:span text:style-name="T52">U</text:span>se personal experience or lie </text:p>
            <text:p text:style-name="P13">4. <text:span text:style-name="T52">E</text:span>xpand - use senses </text:p>
            <text:p text:style-name="P13">5. <text:span text:style-name="T52">O</text:span>rganize speech - introduction, body, conclusion. </text:p>
            <text:p text:style-name="P13">6. <text:span text:style-name="T52">I</text:span>magine the object, person, place </text:p>
            <text:p text:style-name="P13">7. <text:span text:style-name="T52">U</text:span>se introductory phrases - I want to talk about </text:p>
            <text:p text:style-name="P13">8. <text:span text:style-name="T52">U</text:span>se transitions: First of all, secondly, thirdly, finally, first, then, next, after that </text:p>
            <text:p text:style-name="P13">9. <text:span text:style-name="T52">S</text:span>peak loudly </text:p>
          </table:table-cell>
          <table:table-cell table:style-name="Table6.B1" office:value-type="string">
            <text:p text:style-name="P46">Don<text:span text:style-name="T51">'</text:span>t: </text:p>
            <text:p text:style-name="P13">1. <text:span text:style-name="T53">M</text:span>emorize answer. </text:p>
            <text:p text:style-name="P13">2. <text:span text:style-name="T53">W</text:span>rite too much - 1 - 2 words per point </text:p>
            <text:p text:style-name="P13">3. <text:span text:style-name="T53">P</text:span>anic </text:p>
            <text:p text:style-name="P13">4. <text:span text:style-name="T53">F</text:span>ocus on one point </text:p>
            <text:p text:style-name="P13">5. <text:span text:style-name="T53">U</text:span>se boring words - good, bad use: exciting, <text:s text:c="2"/>enthusiastic </text:p>
            <text:p text:style-name="P13">6. <text:span text:style-name="T54">G</text:span>ive short answers </text:p>
            <text:p text:style-name="P13">7. <text:span text:style-name="T54">G</text:span>o off topic </text:p>
            <text:p text:style-name="P13">8. <text:span text:style-name="T55">W</text:span>orry about your accent </text:p>
          </table:table-cell>
        </table:table-row>
      </table:table>
      <text:p text:style-name="P32"/>
      <text:p text:style-name="P7"/>
      <text:p text:style-name="P32">IELTS Speaking part - 2 </text:p>
      <text:p text:style-name="P7">1. Try to see a short video in your mind to answer the question. Use adjectives and adjective clauses </text:p>
      <text:p text:style-name="P7">2. Ask: What? Why? and How? </text:p>
      <text:p text:style-name="P7">3. Have your first sentence ready when the examiner asks you to speak</text:p>
      <text:p text:style-name="P14"><text:span text:style-name="T61">4. A</text:span>nswer the last question on the card</text:p>
      <text:p text:style-name="P14"><text:span text:style-name="T61">5. </text:span>practice the 90 seconds speaking at home</text:p>
      <text:p text:style-name="P7"><text:span text:style-name="T61">6</text:span>. <text:span text:style-name="T49">There are 3 parts to describing a person: </text:span></text:p>
      <table:table table:name="Table7" table:style-name="Table7">
        <table:table-column table:style-name="Table7.A" table:number-columns-repeated="3"/>
        <table:table-row>
          <table:table-cell table:style-name="Table7.A1" office:value-type="string">
            <text:p text:style-name="P47">Appearance: </text:p>
            <text:p text:style-name="P9">are they tall, <text:span text:style-name="T88">k;</text:span>short, fat, ski<text:span text:style-name="T57">n</text:span>ny, do they have round face, long face, narrow face, dark hair, blue eyes and so on. Say 1/2 quick sent<text:span text:style-name="T58">e</text:span>nces about the way the person look. </text:p>
          </table:table-cell>
          <table:table-cell table:style-name="Table7.A1" office:value-type="string">
            <text:p text:style-name="P47">Personality:</text:p>
            <text:p text:style-name="P15">kind, honest, stric<text:span text:style-name="T56">t</text:span>, hardworking, sincerity, generous, funny and so on. </text:p>
          </table:table-cell>
          <table:table-cell table:style-name="Table7.C1" office:value-type="string">
            <text:p text:style-name="P16"><text:span text:style-name="T49">Actions:</text:span> </text:p>
            <text:p text:style-name="P16">actions support personality, example of personality, be as specific as possible </text:p>
          </table:table-cell>
        </table:table-row>
      </table:table>
      <text:p text:style-name="P7"/>
      <text:p text:style-name="P48"><text:span text:style-name="T61">7. </text:span>There are 3 parts to describing an object: </text:p>
      <table:table table:name="Table8" table:style-name="Table8">
        <table:table-column table:style-name="Table8.A" table:number-columns-repeated="3"/>
        <table:table-row>
          <table:table-cell table:style-name="Table8.A1" office:value-type="string">
            <text:p text:style-name="P49">Appearance: </text:p>
          </table:table-cell>
          <table:table-cell table:style-name="Table8.A1" office:value-type="string">
            <text:p text:style-name="P49">Function: </text:p>
            <text:p text:style-name="P17">what can the object do? </text:p>
          </table:table-cell>
          <table:table-cell table:style-name="Table8.C1" office:value-type="string">
            <text:p text:style-name="P49">Importance: </text:p>
            <text:p text:style-name="P17">Why is this important for you? </text:p>
          </table:table-cell>
        </table:table-row>
      </table:table>
      <text:p text:style-name="P18"/>
      <text:p text:style-name="P50"><text:span text:style-name="T61">8</text:span>. There are 4 parts to describing an event: </text:p>
      <table:table table:name="Table9" table:style-name="Table9">
        <table:table-column table:style-name="Table9.A" table:number-columns-repeated="3"/>
        <table:table-column table:style-name="Table9.D"/>
        <table:table-row>
          <table:table-cell table:style-name="Table9.A1" office:value-type="string">
            <text:p text:style-name="P51">Type of event </text:p>
          </table:table-cell>
          <table:table-cell table:style-name="Table9.A1" office:value-type="string">
            <text:p text:style-name="P51">People involved </text:p>
          </table:table-cell>
          <table:table-cell table:style-name="Table9.A1" office:value-type="string">
            <text:p text:style-name="P51">Purpose of the event </text:p>
          </table:table-cell>
          <table:table-cell table:style-name="Table9.D1" office:value-type="string">
            <text:p text:style-name="P51">Activities:</text:p>
            <text:p text:style-name="P19"><text:soft-page-break/>What kind of activities did you do during this event? <text:span text:style-name="T59">D</text:span>id you listen to music, play game, meet new peop<text:span text:style-name="T59">l</text:span>e, do some dancing, eat some delicious foots</text:p>
          </table:table-cell>
        </table:table-row>
      </table:table>
      <text:p text:style-name="P7"/>
      <text:p text:style-name="P50"><text:span text:style-name="T61">9</text:span>. There are 3 parts to describing places: </text:p>
      <table:table table:name="Table10" table:style-name="Table10">
        <table:table-column table:style-name="Table10.A" table:number-columns-repeated="3"/>
        <table:table-row>
          <table:table-cell table:style-name="Table10.A1" office:value-type="string">
            <text:p text:style-name="P52">Appearance:</text:p>
            <text:p text:style-name="P20">How the place is look like </text:p>
          </table:table-cell>
          <table:table-cell table:style-name="Table10.A1" office:value-type="string">
            <text:p text:style-name="P52">History:</text:p>
            <text:p text:style-name="P20">When was it built, established </text:p>
          </table:table-cell>
          <table:table-cell table:style-name="Table10.C1" office:value-type="string">
            <text:p text:style-name="P52">Function:</text:p>
            <text:p text:style-name="P20"><text:span text:style-name="T60">W</text:span>hat is it use for?</text:p>
            <text:p text:style-name="P20"><text:span text:style-name="T60">W</text:span>ho goes there?</text:p>
            <text:p text:style-name="P20"><text:span text:style-name="T60">W</text:span>at happen<text:span text:style-name="T60">e</text:span>d there?</text:p>
          </table:table-cell>
        </table:table-row>
      </table:table>
      <text:p text:style-name="P7"/>
      <text:p text:style-name="P33">IELTS Speaking Part-3 </text:p>
      <table:table table:name="Table11" table:style-name="Table11">
        <table:table-column table:style-name="Table11.A"/>
        <table:table-column table:style-name="Table11.B"/>
        <table:table-row>
          <table:table-cell table:style-name="Table11.A1" office:value-type="string">
            <text:p text:style-name="P53">Dos: </text:p>
            <text:p text:style-name="P21">1. Listen for keywords in the question </text:p>
            <text:p text:style-name="P21">2. Ask if you don't understand </text:p>
            <text:p text:style-name="P21">3. Give detail, examples, reasons </text:p>
            <text:p text:style-name="P21">4. Stick to the topic </text:p>
            <text:p text:style-name="P21">5. Think you will do well </text:p>
            <text:p text:style-name="P21">6. Build vocabulary beforehand </text:p>
            <text:p text:style-name="P21">7. Relate question to own life </text:p>
            <text:p text:style-name="P21">8. Divide up answers. <text:span text:style-name="T62">For example:</text:span> There are 3 ways </text:p>
            <text:p text:style-name="P21">9. Use modals. <text:span text:style-name="T63">For example:</text:span> Parents may make </text:p>
            <text:p text:style-name="P22">10. Learn opinion expression. <text:span text:style-name="T64">For example</text:span></text:p>
            <text:p text:style-name="P90">if you ask me</text:p>
            <text:p text:style-name="P90">in my opinion</text:p>
            <text:p text:style-name="P90">it seems to me that</text:p>
            <text:p text:style-name="P90">it appears to me that</text:p>
          </table:table-cell>
          <table:table-cell table:style-name="Table11.B1" office:value-type="string">
            <text:p text:style-name="P53">Don't: </text:p>
            <text:p text:style-name="P21">1. Memorize answers </text:p>
            <text:p text:style-name="P21">2. Worry if you make mistakes </text:p>
            <text:p text:style-name="P21">3. <text:span text:style-name="T65">G</text:span>o off the topic </text:p>
            <text:p text:style-name="P21">4. <text:span text:style-name="T65">U</text:span>se too many umms, ahhs </text:p>
            <text:p text:style-name="P21">5. <text:span text:style-name="T65">U</text:span>se 'I think' too much </text:p>
            <text:p text:style-name="P21">6. <text:span text:style-name="T65">U</text:span>se 'that's a good question' more than once </text:p>
            <text:p text:style-name="P21">7. <text:span text:style-name="T65">W</text:span>orry if you have an accent </text:p>
            <text:p text:style-name="P21">8. <text:span text:style-name="T65">W</text:span>orry if you make mistakes </text:p>
          </table:table-cell>
        </table:table-row>
      </table:table>
      <text:p text:style-name="P7"/>
      <text:p text:style-name="P7">Sample Answer: </text:p>
      <text:p text:style-name="P8">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66">n</text:span>. His leadership, honesty, integrity and honour are what made him a great role model. </text:p>
      <text:p text:style-name="P7"/>
      <text:p text:style-name="P8">When I was eleven, and our family was going through some tough times with money, my father found a <text:span text:style-name="T66">wallet</text:span> on the road loaded with cash. The <text:span text:style-name="T67">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67">benefited</text:span> from the money, it was still wrong. This strong morality is what I have learned. My father is still my inspiration, and that is what makes him my greatest role model. </text:p>
      <text:p text:style-name="P7"/>
      <text:p text:style-name="P7">Technology = uncountable noun </text:p>
      <text:p text:style-name="P7">Technological = adjective </text:p>
      <text:p text:style-name="P7">Tools, machine, information which make tasks easier to perform / improve lives. </text:p>
      <text:p text:style-name="P7"/>
      <text:p text:style-name="P34">Giving Opinion</text:p>
      <table:table table:name="Table12" table:style-name="Table12">
        <table:table-column table:style-name="Table12.A"/>
        <table:table-column table:style-name="Table12.B"/>
        <table:table-row>
          <table:table-cell table:style-name="Table12.A1" office:value-type="string">
            <text:p text:style-name="P54"><text:span text:style-name="T68">Writing expression to give</text:span> <text:span text:style-name="T68">o</text:span>pinion </text:p>
            <text:p text:style-name="P23">I think X </text:p>
            <text:p text:style-name="P23">As far as I am concerned, ... </text:p>
            <text:p text:style-name="P23">In my opinion, ... </text:p>
            <text:p text:style-name="P23">It seems/appears to me that... </text:p>
            <text:p text:style-name="P23">I would argue that... </text:p>
            <text:p text:style-name="P23">From my point of view/perspective, ... </text:p>
            <text:p text:style-name="P23">I am inclined to believe that </text:p>
          </table:table-cell>
          <table:table-cell table:style-name="Table12.B1" office:value-type="string">
            <text:p text:style-name="P54">Spoken expression to give opinion </text:p>
            <text:p text:style-name="P23">If you ask me, .... </text:p>
            <text:p text:style-name="P23">To be honest, ... </text:p>
            <text:p text:style-name="P23">Personally speaking, .... </text:p>
            <text:p text:style-name="P23">From what I gather, ... </text:p>
            <text:p text:style-name="P24"/>
            <text:p text:style-name="P24">Although some people may disagree with me, but as far as I am concerned …</text:p>
            <text:p text:style-name="P24"><text:s/></text:p>
            <text:p text:style-name="P23">Even though some people may think that making a lot of money is great <text:span text:style-name="T69">but</text:span>, In my opinion there are other important things to life … <text:s/></text:p>
            <text:p text:style-name="P23"/>
            <text:p text:style-name="P54">To what extent do you agree or disagree? </text:p>
            <text:p text:style-name="P24">Somewhat</text:p>
            <text:p text:style-name="P24"><text:span text:style-name="T69">P</text:span>artially</text:p>
            <text:p text:style-name="P24">I suppose I ... </text:p>
            <text:p text:style-name="P23">I am confident that ... </text:p>
            <text:p text:style-name="P23">Absolutely, totally, st<text:span text:style-name="T69">r</text:span>ongly, completely </text:p>
          </table:table-cell>
        </table:table-row>
      </table:table>
      <text:p text:style-name="P7"/>
      <text:p text:style-name="P32"><text:soft-page-break/>Ask for time: </text:p>
      <text:p text:style-name="P7">That's an interesting question, can I think about it for a second? </text:p>
      <text:p text:style-name="P7"/>
      <text:p text:style-name="P7">Example: </text:p>
      <text:p text:style-name="P32">Why are role models important in persona's life? </text:p>
      <text:p text:style-name="P8">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7"/>
      <text:p text:style-name="P32">Have you been a role model to anyone in the past? </text:p>
      <text:p text:style-name="P8">Yes, I have been a role model to my younger brother. He is seven years younger than me, so I have experienced many events which he come across and I try to teach him tese lessons. </text:p>
      <text:p text:style-name="P7"><text:s/></text:p>
      <text:p text:style-name="P32">What responsibility does a role model have? </text:p>
      <text:p text:style-name="P8">The main responsibility a role model has, in my opinion, is to live in a positive w<text:span text:style-name="T70">a</text:span>y which reflects their beliefs. For example, a role model who teaches honesty and kindness must be ho<text:span text:style-name="T70">n</text:span>est and kind in their everyday life. it is enough for a role model to say things; he must do them as well. </text:p>
      <text:p text:style-name="P7"/>
      <text:p text:style-name="P32">Can having role models be a bad thing? Why or why not? </text:p>
      <text:p text:style-name="P8">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7"/>
      <text:p text:style-name="P32">What is the advantages of being a role model? What can be a disadvantage? </text:p>
      <text:p text:style-name="P8">One advantage of being a role model is that many peop<text:span text:style-name="T71">l</text:span>e will admire you and look up to you, however a disadvantage can be a role model often lose their privacy and feels a lot of pressure because they can not make mistake. </text:p>
      <text:p text:style-name="P7"/>
      <text:p text:style-name="P28">Talking about yourself:</text:p>
      <text:list xml:id="list4057387691513941318" text:style-name="L5">
        <text:list-item>
          <text:p text:style-name="P125">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91">Relative Pronouns</text:p>
          </table:table-cell>
          <table:table-cell table:style-name="Table2.B1" office:value-type="string">
            <text:p text:style-name="P91">Examples</text:p>
          </table:table-cell>
        </table:table-row>
        <table:table-row>
          <table:table-cell table:style-name="Table2.A2" office:value-type="string">
            <text:p text:style-name="P94"><text:span text:style-name="T2">W</text:span><text:span text:style-name="T1">ho:</text:span> <text:span text:style-name="T12">t</text:span>o describe people (Subject)</text:p>
          </table:table-cell>
          <table:table-cell table:style-name="Table2.B2" office:value-type="string">
            <text:p text:style-name="P95">The person I met <text:span text:style-name="T15">who</text:span> is a shopkeeper.</text:p>
            <text:p text:style-name="P96">I went to school with Charlie <text:span text:style-name="T17">who</text:span> is now a movie star.</text:p>
            <text:p text:style-name="P97">The person I met at the shop <text:span text:style-name="T15">who</text:span> was <text:s/>a very nice person.</text:p>
            <text:p text:style-name="P98">The person I went to school with <text:span text:style-name="T15">who</text:span> is now doing well.</text:p>
            <text:p text:style-name="P99">The person <text:span text:style-name="T17">who</text:span> helped me pass my driving test now lives in England.</text:p>
          </table:table-cell>
        </table:table-row>
        <table:table-row>
          <table:table-cell table:style-name="Table2.A2" office:value-type="string">
            <text:p text:style-name="P100"><text:span text:style-name="T1">That:</text:span> to describe things (defining clause)</text:p>
          </table:table-cell>
          <table:table-cell table:style-name="Table2.B2" office:value-type="string">
            <text:p text:style-name="P100">I went to Banggha Bhandhu Safari Park on Saturday <text:span text:style-name="T15">that</text:span> was a fantastic place to visit.</text:p>
            <text:p text:style-name="P101">The place <text:span text:style-name="T15">that</text:span> I went yesterday was really good.</text:p>
          </table:table-cell>
        </table:table-row>
        <table:table-row>
          <table:table-cell table:style-name="Table2.A2" office:value-type="string">
            <text:p text:style-name="P100"><text:span text:style-name="T3">Which</text:span><text:span text:style-name="T1">:</text:span> to describe things (non defining)</text:p>
          </table:table-cell>
          <table:table-cell table:style-name="Table2.B2" office:value-type="string">
            <text:p text:style-name="P102">The film <text:span text:style-name="T15">which</text:span> I saw on Saturday was really good.</text:p>
            <text:p text:style-name="P103">I played football at school <text:span text:style-name="T22">which </text:span>was fun.</text:p>
            <text:p text:style-name="P101">The sandwich <text:span text:style-name="T15">which</text:span> I had at lunch was really delicious.</text:p>
          </table:table-cell>
        </table:table-row>
        <table:table-row>
          <table:table-cell table:style-name="Table2.A2" office:value-type="string">
            <text:p text:style-name="P104"><text:span text:style-name="T1">Whose: </text:span>to describe procession, whose job / whose skill</text:p>
          </table:table-cell>
          <table:table-cell table:style-name="Table2.B2" office:value-type="string">
            <text:p text:style-name="P104">The car I drove <text:span text:style-name="T15">whose</text:span> owner was Liton.</text:p>
            <text:p text:style-name="P105">The teacher <text:span text:style-name="T18">whose</text:span> expertise helped me pass the exam.</text:p>
            <text:p text:style-name="P106">The car <text:span text:style-name="T15">whose owner I really like</text:span> drives fast.</text:p>
          </table:table-cell>
        </table:table-row>
        <table:table-row>
          <table:table-cell table:style-name="Table2.A2" office:value-type="string">
            <text:p text:style-name="P92">Relative Adverbs</text:p>
          </table:table-cell>
          <table:table-cell table:style-name="Table2.B2" office:value-type="string">
            <text:p text:style-name="P92">Examples</text:p>
          </table:table-cell>
        </table:table-row>
        <table:table-row>
          <table:table-cell table:style-name="Table2.A2" office:value-type="string">
            <text:p text:style-name="P108">When: <text:span text:style-name="T13">to describe times</text:span></text:p>
          </table:table-cell>
          <table:table-cell table:style-name="Table2.B2" office:value-type="string">
            <text:p text:style-name="P111">I went to school when I was aged 13 to 18.</text:p>
          </table:table-cell>
        </table:table-row>
        <table:table-row>
          <table:table-cell table:style-name="Table2.A2" office:value-type="string">
            <text:p text:style-name="P109">Where: <text:span text:style-name="T13">to describe place</text:span></text:p>
          </table:table-cell>
          <table:table-cell table:style-name="Table2.B2" office:value-type="string">
            <text:p text:style-name="P112">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110">Why: <text:span text:style-name="T13">to describe a reason</text:span></text:p>
          </table:table-cell>
          <table:table-cell table:style-name="Table2.B2" office:value-type="string">
            <text:p text:style-name="P113">I decided to cross the road, why do you think that is, well I want to buy some foot.</text:p>
          </table:table-cell>
        </table:table-row>
      </table:table>
      <text:p text:style-name="P27"/>
      <text:p text:style-name="P29"/>
      <text:p text:style-name="P89">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93"/>
          </table:table-cell>
          <table:table-cell table:style-name="Table1.A1" office:value-type="string">
            <text:p text:style-name="P107">Looks</text:p>
          </table:table-cell>
          <table:table-cell table:style-name="Table1.C1" office:value-type="string">
            <text:p text:style-name="P107">Personality</text:p>
          </table:table-cell>
        </table:table-row>
        <table:table-row table:style-name="Table1.2">
          <table:table-cell table:style-name="Table1.A2" office:value-type="string">
            <text:p text:style-name="P107">She <text:span text:style-name="T11">is</text:span></text:p>
          </table:table-cell>
          <table:table-cell table:style-name="Table1.A2" office:value-type="string">
            <text:p text:style-name="P107">Hot</text:p>
            <text:p text:style-name="P107">gorgeous</text:p>
            <text:p text:style-name="P107">fine</text:p>
            <text:p text:style-name="P107">cute</text:p>
            <text:p text:style-name="P107">sexy</text:p>
            <text:p text:style-name="P107">smoking <text:span text:style-name="T8">(hot)</text:span></text:p>
            <text:p text:style-name="P107">a ten, <text:span text:style-name="T8">nine, eight</text:span></text:p>
            <text:p text:style-name="P107">a blon<text:span text:style-name="T8">d</text:span>e, <text:span text:style-name="T9">a red-head, brunette</text:span></text:p>
          </table:table-cell>
          <table:table-cell table:style-name="Table1.C2" office:value-type="string">
            <text:list xml:id="list811485299215515635" text:style-name="L6">
              <text:list-item>
                <text:p text:style-name="P130">High-maintenance</text:p>
              </text:list-item>
              <text:list-item>
                <text:p text:style-name="P130">low-maintenance</text:p>
              </text:list-item>
              <text:list-item>
                <text:p text:style-name="P130">sporty</text:p>
              </text:list-item>
              <text:list-item>
                <text:p text:style-name="P130">talkative</text:p>
              </text:list-item>
              <text:list-item>
                <text:p text:style-name="P130">social</text:p>
              </text:list-item>
              <text:list-item>
                <text:p text:style-name="P130">laid-back</text:p>
              </text:list-item>
              <text:list-item>
                <text:p text:style-name="P130">cool</text:p>
              </text:list-item>
              <text:list-item>
                <text:p text:style-name="P130">a tomboy</text:p>
              </text:list-item>
              <text:list-item>
                <text:p text:style-name="P130">a party girl</text:p>
              </text:list-item>
              <text:list-item>
                <text:p text:style-name="P131">girly girl <text:span text:style-name="T10">(ন্যাকা মেয়ে)</text:span></text:p>
              </text:list-item>
              <text:list-item>
                <text:p text:style-name="P132">freaky</text:p>
              </text:list-item>
              <text:list-item>
                <text:p text:style-name="P132">has a killer smile, leg, body</text:p>
              </text:list-item>
              <text:list-item>
                <text:p text:style-name="P133">something else</text:p>
              </text:list-item>
            </text:list>
          </table:table-cell>
        </table:table-row>
      </table:table>
      <text:p text:style-name="P30"/>
      <text:p text:style-name="P35">Example – 1</text:p>
      <text:p text:style-name="P38">Discuss an enjoyable shopping experience.</text:p>
      <text:p text:style-name="P38">You should say:</text:p>
      <text:p text:style-name="P38">- What you bought or planned to buy.</text:p>
      <text:p text:style-name="P38">- When and where you were.</text:p>
      <text:p text:style-name="P38">- Who you were with.</text:p>
      <text:p text:style-name="P38">- What made the shopping experience so fun?</text:p>
      <text:p text:style-name="P38"/>
      <text:p text:style-name="P39">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40"><text:span text:style-name="T33">M</text:span><text:span text:style-name="T24">ostly because of Silpi, the really helpful staff.</text:span></text:p>
      <text:p text:style-name="P38"/>
      <text:p text:style-name="P41"><text:span text:style-name="T4">Question:</text:span><text:span text:style-name="T35"> </text:span>So, let's talk about consumerism. Many people believe that we live in a world of excessive shop, of excessive shopping.</text:p>
      <text:p text:style-name="P41"/>
      <text:p text:style-name="P42"><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42"/>
      <text:p text:style-name="P55"><text:span text:style-name="T5">Q</text:span><text:span text:style-name="T1">uestion:</text:span> What are the advantages and disadvantages of frequent advertising and the way it influences people?</text:p>
      <text:p text:style-name="P55"/>
      <text:p text:style-name="P55"><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55"/>
      <text:p text:style-name="P78">Example – 2:</text:p>
      <text:p text:style-name="P56">Describe a holiday you recently had.</text:p>
      <text:p text:style-name="P56">You should say:</text:p>
      <text:p text:style-name="P56">- Where you went</text:p>
      <text:p text:style-name="P56">- Who you went with</text:p>
      <text:p text:style-name="P56">- What did did there</text:p>
      <text:p text:style-name="P56">- and explain why you enjoyed it</text:p>
      <text:p text:style-name="P57"/>
      <text:p text:style-name="P57">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gorgeous it was there. It was just lovely. The windows of my room overlooked a little harbour and I could see all the boats coming in and out and all the seagulls flying around.</text:p>
      <text:p text:style-name="P57"/>
      <text:p text:style-name="P57"><text:soft-page-break/>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57"/>
      <text:p text:style-name="P57">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57"/>
      <text:p text:style-name="P85"><text:span text:style-name="T1">Question:</text:span> If you have the chance to travel to anywhere where would you go?</text:p>
      <text:p text:style-name="P58"><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58"/>
      <text:p text:style-name="P85"><text:span text:style-name="T1">Question:</text:span> Why do you think some people like <text:span text:style-name="T38">traveling</text:span> alone?</text:p>
      <text:p text:style-name="P36"><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37"/>
      <text:p text:style-name="P86"><text:span text:style-name="T1">Question:</text:span> Do you think travel has changed much in the last few decades?</text:p>
      <text:p text:style-name="P59"><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60"/>
      <text:p text:style-name="P87"><text:span text:style-name="T1">Question:</text:span> How does travel change people?</text:p>
      <text:p text:style-name="P61"><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61"/>
      <text:p text:style-name="P88"><text:span text:style-name="T1">Question:</text:span> Do you think there are any disadvantages to modern travel?</text:p>
      <text:p text:style-name="P62"><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62"/>
      <text:p text:style-name="P62">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62"/>
      <text:p text:style-name="P79">Example – 3:</text:p>
      <text:p text:style-name="P63">There are memorable events in life that have a big influence on an individual's future. Such events include school graduation, marriage, birthday or a special day of unexpected circum<text:span text:style-name="T46">s</text:span>tance.</text:p>
      <text:p text:style-name="P63"/>
      <text:p text:style-name="P64">You should say:</text:p>
      <text:p text:style-name="P64">- What event changed your life?</text:p>
      <text:p text:style-name="P64">- When did this event take place?</text:p>
      <text:p text:style-name="P64">- Where did this event take place?</text:p>
      <text:p text:style-name="P64">- How did this event change your life and what did you learned from it?</text:p>
      <text:p text:style-name="P64"/>
      <text:p text:style-name="P64"/>
      <text:p text:style-name="P80"/>
      <text:p text:style-name="P80">Part 0: <text:span text:style-name="T77">Greetings and Identification</text:span></text:p>
      <text:p text:style-name="P65">Good afternoon.</text:p>
      <text:p text:style-name="P65">My name<text:span text:style-name="T72">'</text:span>s Md. Zakir Hossain</text:p>
      <text:p text:style-name="P66">Speak clearly &amp; smile</text:p>
      <text:p text:style-name="P66"/>
      <text:p text:style-name="P67">What can I call you?</text:p>
      <text:p text:style-name="P67">Please call me Zakir</text:p>
      <text:p text:style-name="P67"><text:soft-page-break/></text:p>
      <text:p text:style-name="P67">Could you tell me <text:s/>where are you from?</text:p>
      <text:p text:style-name="P67">I'm from Barishal which is in the south of Bangladesh.</text:p>
      <text:p text:style-name="P67"/>
      <text:p text:style-name="P68">Could I see your identification, please?</text:p>
      <text:p text:style-name="P68">Can you show me your identification, please?</text:p>
      <text:p text:style-name="P69">Sure. Here you are.</text:p>
      <text:p text:style-name="P67"/>
      <text:p text:style-name="P65"/>
      <text:p text:style-name="P81"><text:span text:style-name="T78"><text:s/>Part 2: </text:span>Q-Card Template</text:p>
      <text:p text:style-name="P84">Topic sentence: <text:span text:style-name="T13">speak one or two lines regarding the main Q-Card topic.</text:span></text:p>
      <text:p text:style-name="P77"/>
      <text:p text:style-name="P82">Introduction:</text:p>
      <text:p text:style-name="P70"><text:span text:style-name="T79">Here </text:span>I'd like to talk about <text:span text:style-name="T80">paraphrase the Q-Card topic</text:span><text:span text:style-name="T73">. </text:span><text:span text:style-name="T74">I chose this topic because …. </text:span></text:p>
      <text:p text:style-name="P71"/>
      <text:p text:style-name="P82">Past:</text:p>
      <text:p text:style-name="P72">anyway... </text:p>
      <text:p text:style-name="P71"/>
      <text:p text:style-name="P82">Description:</text:p>
      <text:p text:style-name="P74">So let me tell about <text:span text:style-name="T81">the topic</text:span> in a little more detail.</text:p>
      <text:p text:style-name="P71"/>
      <text:p text:style-name="P82">Opinion:</text:p>
      <text:p text:style-name="P72">I strongly believe that ….</text:p>
      <text:p text:style-name="P73">I'm strongly in favor of …</text:p>
      <text:p text:style-name="P73">As far as I'm concerned ....</text:p>
      <text:p text:style-name="P73">I'm strongly against …</text:p>
      <text:p text:style-name="P73">I'm skeptical of the idea that</text:p>
      <text:p text:style-name="P73">I must admit, </text:p>
      <text:p text:style-name="P75">to be honest … </text:p>
      <text:p text:style-name="P74"/>
      <text:p text:style-name="P82">Future:</text:p>
      <text:p text:style-name="P72">with regards to the future …...</text:p>
      <text:p text:style-name="P76">In the future I think ...</text:p>
      <text:p text:style-name="P71"/>
      <text:p text:style-name="P3"/>
      <text:p text:style-name="P83"><text:span text:style-name="T76">Conclusion:</text:span> </text:p>
      <text:p text:style-name="P1">To sum up, my trip to Saint's Martin was a fantastic experience I'll never forget.</text:p>
      <text:p text:style-name="P25">To sum up, </text:p>
      <text:p text:style-name="P25">So, </text:p>
      <text:p text:style-name="P25">In a nutshell, </text:p>
      <text:p text:style-name="P25">The bottom line is, </text:p>
      <text:p text:style-name="P25">For these reasons, </text:p>
      <text:p text:style-name="P2">All in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193</meta:editing-cycles>
    <dc:date>2017-03-26T21:30:33.455478536</dc:date>
    <meta:editing-duration>P1DT3H44M1S</meta:editing-duration>
    <meta:document-statistic meta:table-count="12" meta:image-count="0" meta:object-count="0" meta:page-count="7" meta:paragraph-count="350" meta:word-count="4073" meta:character-count="21831" meta:non-whitespace-character-count="17953"/>
  </office:meta>
</office:document-meta>
</file>